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enMP_NVM-DRAM" table:style-name="ta1">
        <table:shapes>
          <draw:frame draw:z-index="0" draw:style-name="gr1" draw:text-style-name="P1" svg:width="438.09pt" svg:height="246.42pt" svg:x="0pt" svg:y="281.4pt">
            <loext:p draw:notify-on-update-of-ranges="'OpenMP_NVM-DRAM'.B4:'OpenMP_NVM-DRAM'.B4 'OpenMP_NVM-DRAM'.B6:'OpenMP_NVM-DRAM'.B21 'OpenMP_NVM-DRAM'.C4:'OpenMP_NVM-DRAM'.C4 'OpenMP_NVM-DRAM'.C6:'OpenMP_NVM-DRAM'.C2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tall tråder som overfører fra NVM til DRA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DRAM-DRAM</text:p>
          </table:table-cell>
          <table:table-cell office:value-type="string" calcext:value-type="string">
            <text:p>NVM-DRA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2" calcext:value-type="float">
            <text:p>40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9" calcext:value-type="float">
            <text:p>4049</text:p>
          </table:table-cell>
          <table:table-cell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8" calcext:value-type="float">
            <text:p>4098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15" calcext:value-type="float">
            <text:p>4115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8" calcext:value-type="float">
            <text:p>4098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64" calcext:value-type="float">
            <text:p>4264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09" calcext:value-type="float">
            <text:p>4109</text:p>
          </table:table-cell>
          <table:table-cell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07" calcext:value-type="float">
            <text:p>4107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06" calcext:value-type="float">
            <text:p>4106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46" calcext:value-type="float">
            <text:p>4146</text:p>
          </table:table-cell>
          <table:table-cell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6" calcext:value-type="float">
            <text:p>4206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2" calcext:value-type="float">
            <text:p>4212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57" calcext:value-type="float">
            <text:p>4157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23" calcext:value-type="float">
            <text:p>4223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43" calcext:value-type="float">
            <text:p>4143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95" calcext:value-type="float">
            <text:p>4295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174" calcext:value-type="float">
            <text:p>4174</text:p>
          </table:table-cell>
        </table:table-row>
      </table:table>
      <table:table table:name="OpenMP_DRAM-NVM" table:style-name="ta1">
        <table:shapes>
          <draw:frame draw:z-index="0" draw:style-name="gr1" draw:text-style-name="P1" svg:width="442.12pt" svg:height="248.68pt" svg:x="0pt" svg:y="284.4pt">
            <loext:p draw:notify-on-update-of-ranges="'OpenMP_DRAM-NVM'.B4:'OpenMP_DRAM-NVM'.B4 'OpenMP_DRAM-NVM'.B6:'OpenMP_DRAM-NVM'.B21 'OpenMP_DRAM-NVM'.C4:'OpenMP_DRAM-NVM'.C4 'OpenMP_DRAM-NVM'.C6:'OpenMP_DRAM-NVM'.C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tall tråder som overfører fra DRAM til NV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DRAM-DRAM</text:p>
          </table:table-cell>
          <table:table-cell office:value-type="string" calcext:value-type="string">
            <text:p>DRAM-NV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4" calcext:value-type="float">
            <text:p>4084</text:p>
          </table:table-cell>
          <table:table-cell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23" calcext:value-type="float">
            <text:p>4123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80" calcext:value-type="float">
            <text:p>4380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86" calcext:value-type="float">
            <text:p>4786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68" calcext:value-type="float">
            <text:p>5168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63" calcext:value-type="float">
            <text:p>5663</text:p>
          </table:table-cell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54" calcext:value-type="float">
            <text:p>6654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36" calcext:value-type="float">
            <text:p>6736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39" calcext:value-type="float">
            <text:p>7339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85" calcext:value-type="float">
            <text:p>7985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88" calcext:value-type="float">
            <text:p>9088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46" calcext:value-type="float">
            <text:p>10646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07" calcext:value-type="float">
            <text:p>11007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51" calcext:value-type="float">
            <text:p>10851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46" calcext:value-type="float">
            <text:p>10946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188" calcext:value-type="float">
            <text:p>4188</text:p>
          </table:table-cell>
        </table:table-row>
      </table:table>
      <table:table table:name="OpenMP_NVM-NVM" table:style-name="ta1">
        <table:shapes>
          <draw:frame draw:z-index="0" draw:style-name="gr1" draw:text-style-name="P1" svg:width="453.51pt" svg:height="255.09pt" svg:x="0pt" svg:y="284.4pt">
            <loext:p draw:notify-on-update-of-ranges="'OpenMP_NVM-NVM'.B4:'OpenMP_NVM-NVM'.B4 'OpenMP_NVM-NVM'.B6:'OpenMP_NVM-NVM'.B21 'OpenMP_NVM-NVM'.C4:'OpenMP_NVM-NVM'.C4 'OpenMP_NVM-NVM'.C6:'OpenMP_NVM-NVM'.C2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tall tråder som bruker NVDIM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DRAM-DRAM</text:p>
          </table:table-cell>
          <table:table-cell office:value-type="string" calcext:value-type="string">
            <text:p>NVM-NV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6" calcext:value-type="float">
            <text:p>40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8" calcext:value-type="float">
            <text:p>4048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39" calcext:value-type="float">
            <text:p>4139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97" calcext:value-type="float">
            <text:p>4597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7" calcext:value-type="float">
            <text:p>5127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82" calcext:value-type="float">
            <text:p>5382</text:p>
          </table:table-cell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02" calcext:value-type="float">
            <text:p>5702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60" calcext:value-type="float">
            <text:p>5960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27" calcext:value-type="float">
            <text:p>6627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21" calcext:value-type="float">
            <text:p>7221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96" calcext:value-type="float">
            <text:p>7796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94" calcext:value-type="float">
            <text:p>9094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48" calcext:value-type="float">
            <text:p>9648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62" calcext:value-type="float">
            <text:p>9362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07" calcext:value-type="float">
            <text:p>10107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51" calcext:value-type="float">
            <text:p>9251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013" calcext:value-type="float">
            <text:p>4013</text:p>
          </table:table-cell>
        </table:table-row>
      </table:table>
      <table:table table:name="Sheet5" table:style-name="ta1">
        <table:shapes>
          <draw:frame draw:z-index="0" draw:style-name="gr1" draw:text-style-name="P1" svg:width="443.4pt" svg:height="249.39pt" svg:x="0pt" svg:y="290.47pt">
            <loext:p draw:notify-on-update-of-ranges="Sheet5.B5:Sheet5.B5 Sheet5.B6:Sheet5.B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M MB/S</text:p>
          </table:table-cell>
          <table:table-cell/>
        </table:table-row>
        <table:table-row table:style-name="ro1">
          <table:table-cell office:value-type="string" calcext:value-type="string">
            <text:p>Antall NVM CPUs</text:p>
          </table:table-cell>
          <table:table-cell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MB/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05.12" calcext:value-type="float">
            <text:p>58605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356.47" calcext:value-type="float">
            <text:p>58356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571.67" calcext:value-type="float">
            <text:p>58571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580.15" calcext:value-type="float">
            <text:p>60580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215.57" calcext:value-type="float">
            <text:p>61215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953.2" calcext:value-type="float">
            <text:p>6095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920.73" calcext:value-type="float">
            <text:p>59920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872.25" calcext:value-type="float">
            <text:p>58872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409.61" calcext:value-type="float">
            <text:p>59409.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733.82" calcext:value-type="float">
            <text:p>58733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97.61" calcext:value-type="float">
            <text:p>58897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797.34" calcext:value-type="float">
            <text:p>58797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954.8" calcext:value-type="float">
            <text:p>58954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453.27" calcext:value-type="float">
            <text:p>58453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128.12" calcext:value-type="float">
            <text:p>58128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849.18" calcext:value-type="float">
            <text:p>57849.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100.63" calcext:value-type="float">
            <text:p>57100.63</text:p>
          </table:table-cell>
        </table:table-row>
      </table:table>
      <table:table table:name="Pmemobj_openMP" table:style-name="ta1">
        <table:shapes>
          <draw:frame draw:z-index="0" draw:style-name="gr1" draw:text-style-name="P1" svg:width="440.76pt" svg:height="247.92pt" svg:x="0pt" svg:y="168.46pt">
            <loext:p draw:notify-on-update-of-ranges="Pmemobj_openMP.B4:Pmemobj_openMP.B4 Pmemobj_openMP.B5:Pmemobj_openMP.B12 Pmemobj_openMP.C4:Pmemobj_openMP.C4 Pmemobj_openMP.C5:Pmemobj_openMP.C12 Pmemobj_openMP.D4:Pmemobj_openMP.D4 Pmemobj_openMP.D5:Pmemobj_openMP.D12 Pmemobj_openMP.E4:Pmemobj_openMP.E4 Pmemobj_openMP.E5:Pmemobj_openMP.E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memobj_openMP.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st DRAM</text:p>
          </table:table-cell>
          <table:table-cell/>
          <table:table-cell office:value-type="string" calcext:value-type="string">
            <text:p>Best NV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_DRAM</text:p>
          </table:table-cell>
          <table:table-cell office:value-type="string" calcext:value-type="string">
            <text:p>D_NVM</text:p>
          </table:table-cell>
          <table:table-cell office:value-type="string" calcext:value-type="string">
            <text:p>N_DRAM</text:p>
          </table:table-cell>
          <table:table-cell office:value-type="string" calcext:value-type="string">
            <text:p>N_NV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04.46" calcext:value-type="float">
            <text:p>10404.46</text:p>
          </table:table-cell>
          <table:table-cell office:value-type="float" office:value="6517.73" calcext:value-type="float">
            <text:p>6517.73</text:p>
          </table:table-cell>
          <table:table-cell office:value-type="float" office:value="10186.1" calcext:value-type="float">
            <text:p>10186.1</text:p>
          </table:table-cell>
          <table:table-cell office:value-type="float" office:value="6523.23" calcext:value-type="float">
            <text:p>6523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05.4" calcext:value-type="float">
            <text:p>9905.4</text:p>
          </table:table-cell>
          <table:table-cell office:value-type="float" office:value="6200.66" calcext:value-type="float">
            <text:p>6200.66</text:p>
          </table:table-cell>
          <table:table-cell office:value-type="float" office:value="8640.41" calcext:value-type="float">
            <text:p>8640.41</text:p>
          </table:table-cell>
          <table:table-cell office:value-type="float" office:value="6204.9" calcext:value-type="float">
            <text:p>6204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97.74" calcext:value-type="float">
            <text:p>9497.74</text:p>
          </table:table-cell>
          <table:table-cell office:value-type="float" office:value="5984.89" calcext:value-type="float">
            <text:p>5984.89</text:p>
          </table:table-cell>
          <table:table-cell office:value-type="float" office:value="8934.6" calcext:value-type="float">
            <text:p>8934.6</text:p>
          </table:table-cell>
          <table:table-cell office:value-type="float" office:value="5991.64" calcext:value-type="float">
            <text:p>5991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37.25" calcext:value-type="float">
            <text:p>7837.25</text:p>
          </table:table-cell>
          <table:table-cell office:value-type="float" office:value="5619.79" calcext:value-type="float">
            <text:p>5619.79</text:p>
          </table:table-cell>
          <table:table-cell office:value-type="float" office:value="7434.85" calcext:value-type="float">
            <text:p>7434.85</text:p>
          </table:table-cell>
          <table:table-cell office:value-type="float" office:value="5717.53" calcext:value-type="float">
            <text:p>5717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55.04" calcext:value-type="float">
            <text:p>6355.04</text:p>
          </table:table-cell>
          <table:table-cell office:value-type="float" office:value="5091.29" calcext:value-type="float">
            <text:p>5091.29</text:p>
          </table:table-cell>
          <table:table-cell office:value-type="float" office:value="5983.7" calcext:value-type="float">
            <text:p>5983.7</text:p>
          </table:table-cell>
          <table:table-cell office:value-type="float" office:value="5231.02" calcext:value-type="float">
            <text:p>5231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82.1" calcext:value-type="float">
            <text:p>5182.1</text:p>
          </table:table-cell>
          <table:table-cell office:value-type="float" office:value="4592.81" calcext:value-type="float">
            <text:p>4592.81</text:p>
          </table:table-cell>
          <table:table-cell office:value-type="float" office:value="5024.97" calcext:value-type="float">
            <text:p>5024.97</text:p>
          </table:table-cell>
          <table:table-cell office:value-type="float" office:value="4599.76" calcext:value-type="float">
            <text:p>4599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74.49" calcext:value-type="float">
            <text:p>4374.49</text:p>
          </table:table-cell>
          <table:table-cell office:value-type="float" office:value="4034.5" calcext:value-type="float">
            <text:p>4034.5</text:p>
          </table:table-cell>
          <table:table-cell office:value-type="float" office:value="4224.82" calcext:value-type="float">
            <text:p>4224.82</text:p>
          </table:table-cell>
          <table:table-cell office:value-type="float" office:value="4110.52" calcext:value-type="float">
            <text:p>4110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11.43" calcext:value-type="float">
            <text:p>3711.43</text:p>
          </table:table-cell>
          <table:table-cell office:value-type="float" office:value="3555.77" calcext:value-type="float">
            <text:p>3555.77</text:p>
          </table:table-cell>
          <table:table-cell office:value-type="float" office:value="3629.51" calcext:value-type="float">
            <text:p>3629.51</text:p>
          </table:table-cell>
          <table:table-cell office:value-type="float" office:value="3638.11" calcext:value-type="float">
            <text:p>3638.11</text:p>
          </table:table-cell>
        </table:table-row>
      </table:table>
      <table:table table:name="Stream_2" table:style-name="ta1">
        <table:shapes>
          <draw:frame draw:z-index="0" draw:style-name="gr1" draw:text-style-name="P1" svg:width="447.39pt" svg:height="251.66pt" svg:x="0pt" svg:y="694.06pt">
            <loext:p draw:notify-on-update-of-ranges="Stream_2.B9:Stream_2.B40 Stream_2.C9:Stream_2.C40 Stream_2.D9:Stream_2.D40 Stream_2.E9:Stream_2.E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0pt" svg:y="2063.65pt">
            <loext:p draw:notify-on-update-of-ranges="Stream_2.B107:Stream_2.B107 Stream_2.B108:Stream_2.B139 Stream_2.C107:Stream_2.C107 Stream_2.C108:Stream_2.C139 Stream_2.D107:Stream_2.D107 Stream_2.D108:Stream_2.D139 Stream_2.E107:Stream_2.E107 Stream_2.E108:Stream_2.E13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ream – flere trå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(s) per core: <text:s/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(s) per socket: <text:s/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(s): <text:s text:c="10"/>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gger til CPU ifra hver sockets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ber of CPU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25.3" calcext:value-type="float">
            <text:p>10825.3</text:p>
          </table:table-cell>
          <table:table-cell table:style-name="ce1" office:value-type="float" office:value="11298" calcext:value-type="float">
            <text:p>11298.0</text:p>
          </table:table-cell>
          <table:table-cell office:value-type="float" office:value="12023.3" calcext:value-type="float">
            <text:p>12023.3</text:p>
          </table:table-cell>
          <table:table-cell office:value-type="float" office:value="12317.2" calcext:value-type="float">
            <text:p>12317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00.7" calcext:value-type="float">
            <text:p>21800.7</text:p>
          </table:table-cell>
          <table:table-cell table:style-name="ce1" office:value-type="float" office:value="22483" calcext:value-type="float">
            <text:p>22483.0</text:p>
          </table:table-cell>
          <table:table-cell office:value-type="float" office:value="24152.2" calcext:value-type="float">
            <text:p>24152.2</text:p>
          </table:table-cell>
          <table:table-cell office:value-type="float" office:value="24460.9" calcext:value-type="float">
            <text:p>2446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3053" calcext:value-type="float">
            <text:p>33053.0</text:p>
          </table:table-cell>
          <table:table-cell office:value-type="float" office:value="34427.2" calcext:value-type="float">
            <text:p>34427.2</text:p>
          </table:table-cell>
          <table:table-cell office:value-type="float" office:value="36136.9" calcext:value-type="float">
            <text:p>36136.9</text:p>
          </table:table-cell>
          <table:table-cell office:value-type="float" office:value="35641.7" calcext:value-type="float">
            <text:p>3564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416.8" calcext:value-type="float">
            <text:p>43416.8</text:p>
          </table:table-cell>
          <table:table-cell office:value-type="float" office:value="45405.5" calcext:value-type="float">
            <text:p>45405.5</text:p>
          </table:table-cell>
          <table:table-cell office:value-type="float" office:value="47382.1" calcext:value-type="float">
            <text:p>47382.1</text:p>
          </table:table-cell>
          <table:table-cell office:value-type="float" office:value="47496.6" calcext:value-type="float">
            <text:p>47496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338.1" calcext:value-type="float">
            <text:p>56338.1</text:p>
          </table:table-cell>
          <table:table-cell office:value-type="float" office:value="58353.5" calcext:value-type="float">
            <text:p>58353.5</text:p>
          </table:table-cell>
          <table:table-cell office:value-type="float" office:value="61357.6" calcext:value-type="float">
            <text:p>61357.6</text:p>
          </table:table-cell>
          <table:table-cell office:value-type="float" office:value="61246.4" calcext:value-type="float">
            <text:p>61246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710.5" calcext:value-type="float">
            <text:p>68710.5</text:p>
          </table:table-cell>
          <table:table-cell table:style-name="ce1" office:value-type="float" office:value="72040" calcext:value-type="float">
            <text:p>72040.0</text:p>
          </table:table-cell>
          <table:table-cell office:value-type="float" office:value="73390.1" calcext:value-type="float">
            <text:p>73390.1</text:p>
          </table:table-cell>
          <table:table-cell office:value-type="float" office:value="73635.4" calcext:value-type="float">
            <text:p>73635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477.7" calcext:value-type="float">
            <text:p>77477.7</text:p>
          </table:table-cell>
          <table:table-cell office:value-type="float" office:value="78632.4" calcext:value-type="float">
            <text:p>78632.4</text:p>
          </table:table-cell>
          <table:table-cell office:value-type="float" office:value="84712.7" calcext:value-type="float">
            <text:p>84712.7</text:p>
          </table:table-cell>
          <table:table-cell office:value-type="float" office:value="84892.8" calcext:value-type="float">
            <text:p>84892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506.1" calcext:value-type="float">
            <text:p>88506.1</text:p>
          </table:table-cell>
          <table:table-cell office:value-type="float" office:value="89872.7" calcext:value-type="float">
            <text:p>89872.7</text:p>
          </table:table-cell>
          <table:table-cell office:value-type="float" office:value="96875.5" calcext:value-type="float">
            <text:p>96875.5</text:p>
          </table:table-cell>
          <table:table-cell office:value-type="float" office:value="96844.7" calcext:value-type="float">
            <text:p>96844.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866.7" calcext:value-type="float">
            <text:p>86866.7</text:p>
          </table:table-cell>
          <table:table-cell office:value-type="float" office:value="87733.2" calcext:value-type="float">
            <text:p>87733.2</text:p>
          </table:table-cell>
          <table:table-cell office:value-type="float" office:value="97197.2" calcext:value-type="float">
            <text:p>97197.2</text:p>
          </table:table-cell>
          <table:table-cell office:value-type="float" office:value="97652.7" calcext:value-type="float">
            <text:p>97652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495.6" calcext:value-type="float">
            <text:p>96495.6</text:p>
          </table:table-cell>
          <table:table-cell office:value-type="float" office:value="97543.4" calcext:value-type="float">
            <text:p>97543.4</text:p>
          </table:table-cell>
          <table:table-cell office:value-type="float" office:value="108063.5" calcext:value-type="float">
            <text:p>108063.5</text:p>
          </table:table-cell>
          <table:table-cell office:value-type="float" office:value="107908.3" calcext:value-type="float">
            <text:p>107908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760.2" calcext:value-type="float">
            <text:p>93760.2</text:p>
          </table:table-cell>
          <table:table-cell office:value-type="float" office:value="94455.7" calcext:value-type="float">
            <text:p>94455.7</text:p>
          </table:table-cell>
          <table:table-cell office:value-type="float" office:value="105412.1" calcext:value-type="float">
            <text:p>105412.1</text:p>
          </table:table-cell>
          <table:table-cell office:value-type="float" office:value="105871.1" calcext:value-type="float">
            <text:p>105871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248.7" calcext:value-type="float">
            <text:p>102248.7</text:p>
          </table:table-cell>
          <table:table-cell office:value-type="float" office:value="103060.5" calcext:value-type="float">
            <text:p>103060.5</text:p>
          </table:table-cell>
          <table:table-cell table:style-name="ce1" office:value-type="float" office:value="114877" calcext:value-type="float">
            <text:p>114877.0</text:p>
          </table:table-cell>
          <table:table-cell office:value-type="float" office:value="115335.1" calcext:value-type="float">
            <text:p>115335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99627.2" calcext:value-type="float">
            <text:p>99627.20</text:p>
          </table:table-cell>
          <table:table-cell office:value-type="float" office:value="100011.7" calcext:value-type="float">
            <text:p>100011.7</text:p>
          </table:table-cell>
          <table:table-cell office:value-type="float" office:value="112856.3" calcext:value-type="float">
            <text:p>112856.3</text:p>
          </table:table-cell>
          <table:table-cell office:value-type="float" office:value="113662.9" calcext:value-type="float">
            <text:p>113662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446.4" calcext:value-type="float">
            <text:p>107446.4</text:p>
          </table:table-cell>
          <table:table-cell office:value-type="float" office:value="107947.6" calcext:value-type="float">
            <text:p>107947.6</text:p>
          </table:table-cell>
          <table:table-cell office:value-type="float" office:value="121550.5" calcext:value-type="float">
            <text:p>121550.5</text:p>
          </table:table-cell>
          <table:table-cell office:value-type="float" office:value="122149.4" calcext:value-type="float">
            <text:p>122149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04588" calcext:value-type="float">
            <text:p>104588.0</text:p>
          </table:table-cell>
          <table:table-cell office:value-type="float" office:value="105138.5" calcext:value-type="float">
            <text:p>105138.5</text:p>
          </table:table-cell>
          <table:table-cell table:style-name="ce1" office:value-type="float" office:value="119415" calcext:value-type="float">
            <text:p>119415.0</text:p>
          </table:table-cell>
          <table:table-cell office:value-type="float" office:value="120203.6" calcext:value-type="float">
            <text:p>120203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021.7" calcext:value-type="float">
            <text:p>112021.7</text:p>
          </table:table-cell>
          <table:table-cell office:value-type="float" office:value="112312.3" calcext:value-type="float">
            <text:p>112312.3</text:p>
          </table:table-cell>
          <table:table-cell office:value-type="float" office:value="127979.2" calcext:value-type="float">
            <text:p>127979.2</text:p>
          </table:table-cell>
          <table:table-cell office:value-type="float" office:value="128308.7" calcext:value-type="float">
            <text:p>128308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229.6" calcext:value-type="float">
            <text:p>110229.6</text:p>
          </table:table-cell>
          <table:table-cell table:style-name="ce1" office:value-type="float" office:value="110520" calcext:value-type="float">
            <text:p>110520.0</text:p>
          </table:table-cell>
          <table:table-cell table:style-name="ce1" office:value-type="float" office:value="126409" calcext:value-type="float">
            <text:p>126409.0</text:p>
          </table:table-cell>
          <table:table-cell office:value-type="float" office:value="127003.9" calcext:value-type="float">
            <text:p>127003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6763.9" calcext:value-type="float">
            <text:p>116763.9</text:p>
          </table:table-cell>
          <table:table-cell office:value-type="float" office:value="117034.7" calcext:value-type="float">
            <text:p>117034.7</text:p>
          </table:table-cell>
          <table:table-cell office:value-type="float" office:value="133898.2" calcext:value-type="float">
            <text:p>133898.2</text:p>
          </table:table-cell>
          <table:table-cell office:value-type="float" office:value="134040.8" calcext:value-type="float">
            <text:p>134040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4629.8" calcext:value-type="float">
            <text:p>114629.8</text:p>
          </table:table-cell>
          <table:table-cell office:value-type="float" office:value="114934.1" calcext:value-type="float">
            <text:p>114934.1</text:p>
          </table:table-cell>
          <table:table-cell office:value-type="float" office:value="131846.3" calcext:value-type="float">
            <text:p>131846.3</text:p>
          </table:table-cell>
          <table:table-cell office:value-type="float" office:value="132123.1" calcext:value-type="float">
            <text:p>132123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690.7" calcext:value-type="float">
            <text:p>120690.7</text:p>
          </table:table-cell>
          <table:table-cell office:value-type="float" office:value="121001.9" calcext:value-type="float">
            <text:p>121001.9</text:p>
          </table:table-cell>
          <table:table-cell table:number-columns-repeated="2" office:value-type="float" office:value="138689.1" calcext:value-type="float">
            <text:p>138689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332.7" calcext:value-type="float">
            <text:p>118332.7</text:p>
          </table:table-cell>
          <table:table-cell table:style-name="ce1" office:value-type="float" office:value="118546" calcext:value-type="float">
            <text:p>118546.0</text:p>
          </table:table-cell>
          <table:table-cell office:value-type="float" office:value="135593.6" calcext:value-type="float">
            <text:p>135593.6</text:p>
          </table:table-cell>
          <table:table-cell office:value-type="float" office:value="135877.2" calcext:value-type="float">
            <text:p>135877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24023" calcext:value-type="float">
            <text:p>124023.0</text:p>
          </table:table-cell>
          <table:table-cell office:value-type="float" office:value="124291.8" calcext:value-type="float">
            <text:p>124291.8</text:p>
          </table:table-cell>
          <table:table-cell office:value-type="float" office:value="141893.2" calcext:value-type="float">
            <text:p>141893.2</text:p>
          </table:table-cell>
          <table:table-cell office:value-type="float" office:value="141969.2" calcext:value-type="float">
            <text:p>141969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1065.2" calcext:value-type="float">
            <text:p>121065.2</text:p>
          </table:table-cell>
          <table:table-cell office:value-type="float" office:value="121093.6" calcext:value-type="float">
            <text:p>121093.6</text:p>
          </table:table-cell>
          <table:table-cell office:value-type="float" office:value="137972.4" calcext:value-type="float">
            <text:p>137972.4</text:p>
          </table:table-cell>
          <table:table-cell office:value-type="float" office:value="137945.9" calcext:value-type="float">
            <text:p>137945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6491.6" calcext:value-type="float">
            <text:p>126491.6</text:p>
          </table:table-cell>
          <table:table-cell office:value-type="float" office:value="126673.1" calcext:value-type="float">
            <text:p>126673.1</text:p>
          </table:table-cell>
          <table:table-cell office:value-type="float" office:value="144196.1" calcext:value-type="float">
            <text:p>144196.1</text:p>
          </table:table-cell>
          <table:table-cell office:value-type="float" office:value="144282.9" calcext:value-type="float">
            <text:p>144282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23448.1" calcext:value-type="float">
            <text:p>123448.1</text:p>
          </table:table-cell>
          <table:table-cell office:value-type="float" office:value="139899.5" calcext:value-type="float">
            <text:p>139899.5</text:p>
          </table:table-cell>
          <table:table-cell office:value-type="float" office:value="139983.2" calcext:value-type="float">
            <text:p>139983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8452.8" calcext:value-type="float">
            <text:p>128452.8</text:p>
          </table:table-cell>
          <table:table-cell office:value-type="float" office:value="128462.6" calcext:value-type="float">
            <text:p>128462.6</text:p>
          </table:table-cell>
          <table:table-cell table:style-name="ce1" office:value-type="float" office:value="145295" calcext:value-type="float">
            <text:p>145295.0</text:p>
          </table:table-cell>
          <table:table-cell office:value-type="float" office:value="145515.6" calcext:value-type="float">
            <text:p>145515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4825.8" calcext:value-type="float">
            <text:p>124825.8</text:p>
          </table:table-cell>
          <table:table-cell office:value-type="float" office:value="124902.5" calcext:value-type="float">
            <text:p>124902.5</text:p>
          </table:table-cell>
          <table:table-cell office:value-type="float" office:value="140622.6" calcext:value-type="float">
            <text:p>140622.6</text:p>
          </table:table-cell>
          <table:table-cell office:value-type="float" office:value="140728.8" calcext:value-type="float">
            <text:p>140728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9396.4" calcext:value-type="float">
            <text:p>129396.4</text:p>
          </table:table-cell>
          <table:table-cell office:value-type="float" office:value="129523.8" calcext:value-type="float">
            <text:p>129523.8</text:p>
          </table:table-cell>
          <table:table-cell office:value-type="float" office:value="145665.1" calcext:value-type="float">
            <text:p>145665.1</text:p>
          </table:table-cell>
          <table:table-cell office:value-type="float" office:value="145886.7" calcext:value-type="float">
            <text:p>145886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636.7" calcext:value-type="float">
            <text:p>125636.7</text:p>
          </table:table-cell>
          <table:table-cell office:value-type="float" office:value="125676.7" calcext:value-type="float">
            <text:p>125676.7</text:p>
          </table:table-cell>
          <table:table-cell office:value-type="float" office:value="140979.1" calcext:value-type="float">
            <text:p>140979.1</text:p>
          </table:table-cell>
          <table:table-cell office:value-type="float" office:value="141119.4" calcext:value-type="float">
            <text:p>141119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9724.1" calcext:value-type="float">
            <text:p>129724.1</text:p>
          </table:table-cell>
          <table:table-cell office:value-type="float" office:value="129965.3" calcext:value-type="float">
            <text:p>129965.3</text:p>
          </table:table-cell>
          <table:table-cell office:value-type="float" office:value="145509.2" calcext:value-type="float">
            <text:p>145509.2</text:p>
          </table:table-cell>
          <table:table-cell office:value-type="float" office:value="145977.7" calcext:value-type="float">
            <text:p>145977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6234.6" calcext:value-type="float">
            <text:p>126234.6</text:p>
          </table:table-cell>
          <table:table-cell office:value-type="float" office:value="126092.3" calcext:value-type="float">
            <text:p>126092.3</text:p>
          </table:table-cell>
          <table:table-cell office:value-type="float" office:value="141192.6" calcext:value-type="float">
            <text:p>141192.6</text:p>
          </table:table-cell>
          <table:table-cell office:value-type="float" office:value="141359.2" calcext:value-type="float">
            <text:p>141359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9796.8" calcext:value-type="float">
            <text:p>129796.8</text:p>
          </table:table-cell>
          <table:table-cell office:value-type="float" office:value="128585.7" calcext:value-type="float">
            <text:p>128585.7</text:p>
          </table:table-cell>
          <table:table-cell office:value-type="float" office:value="144014.6" calcext:value-type="float">
            <text:p>144014.6</text:p>
          </table:table-cell>
          <table:table-cell office:value-type="float" office:value="144134.2" calcext:value-type="float">
            <text:p>144134.2</text:p>
          </table:table-cell>
        </table:table-row>
        <table:table-row table:style-name="ro1" table:number-rows-repeated="66">
          <table:table-cell table:number-columns-repeated="5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979.3" calcext:value-type="float">
            <text:p>5979.30</text:p>
          </table:table-cell>
          <table:table-cell table:style-name="ce3" office:value-type="float" office:value="5997.2" calcext:value-type="float">
            <text:p>5997.20</text:p>
          </table:table-cell>
          <table:table-cell table:style-name="ce3" office:value-type="float" office:value="6152.1" calcext:value-type="float">
            <text:p>6152.10</text:p>
          </table:table-cell>
          <table:table-cell table:style-name="ce3" office:value-type="float" office:value="5583.6" calcext:value-type="float">
            <text:p>5583.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69.7" calcext:value-type="float">
            <text:p>11469.7</text:p>
          </table:table-cell>
          <table:table-cell office:value-type="float" office:value="10452.1" calcext:value-type="float">
            <text:p>10452.1</text:p>
          </table:table-cell>
          <table:table-cell office:value-type="float" office:value="10996.3" calcext:value-type="float">
            <text:p>10996.3</text:p>
          </table:table-cell>
          <table:table-cell office:value-type="float" office:value="10841.7" calcext:value-type="float">
            <text:p>1084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146.6" calcext:value-type="float">
            <text:p>16146.6</text:p>
          </table:table-cell>
          <table:table-cell office:value-type="float" office:value="17023.1" calcext:value-type="float">
            <text:p>17023.1</text:p>
          </table:table-cell>
          <table:table-cell office:value-type="float" office:value="15820.5" calcext:value-type="float">
            <text:p>15820.5</text:p>
          </table:table-cell>
          <table:table-cell office:value-type="float" office:value="16006.5" calcext:value-type="float">
            <text:p>1600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693.5" calcext:value-type="float">
            <text:p>22693.5</text:p>
          </table:table-cell>
          <table:table-cell office:value-type="float" office:value="19038.1" calcext:value-type="float">
            <text:p>19038.1</text:p>
          </table:table-cell>
          <table:table-cell office:value-type="float" office:value="20722.9" calcext:value-type="float">
            <text:p>20722.9</text:p>
          </table:table-cell>
          <table:table-cell office:value-type="float" office:value="21302.8" calcext:value-type="float">
            <text:p>2130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5540" calcext:value-type="float">
            <text:p>25540.0</text:p>
          </table:table-cell>
          <table:table-cell table:style-name="ce3" office:value-type="float" office:value="26182.7" calcext:value-type="float">
            <text:p>26182.70</text:p>
          </table:table-cell>
          <table:table-cell table:style-name="ce1" office:value-type="float" office:value="25976" calcext:value-type="float">
            <text:p>25976.0</text:p>
          </table:table-cell>
          <table:table-cell office:value-type="float" office:value="25330.3" calcext:value-type="float">
            <text:p>2533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701.9" calcext:value-type="float">
            <text:p>33701.9</text:p>
          </table:table-cell>
          <table:table-cell office:value-type="float" office:value="29446.4" calcext:value-type="float">
            <text:p>29446.4</text:p>
          </table:table-cell>
          <table:table-cell office:value-type="float" office:value="32224.7" calcext:value-type="float">
            <text:p>32224.7</text:p>
          </table:table-cell>
          <table:table-cell office:value-type="float" office:value="31257.7" calcext:value-type="float">
            <text:p>31257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4145" calcext:value-type="float">
            <text:p>34145.0</text:p>
          </table:table-cell>
          <table:table-cell table:style-name="ce1" office:value-type="float" office:value="36204" calcext:value-type="float">
            <text:p>36204.0</text:p>
          </table:table-cell>
          <table:table-cell office:value-type="float" office:value="36577.4" calcext:value-type="float">
            <text:p>36577.4</text:p>
          </table:table-cell>
          <table:table-cell office:value-type="float" office:value="31695.3" calcext:value-type="float">
            <text:p>31695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46208" calcext:value-type="float">
            <text:p>46208.0</text:p>
          </table:table-cell>
          <table:table-cell office:value-type="float" office:value="37755.5" calcext:value-type="float">
            <text:p>37755.5</text:p>
          </table:table-cell>
          <table:table-cell office:value-type="float" office:value="37767.4" calcext:value-type="float">
            <text:p>37767.4</text:p>
          </table:table-cell>
          <table:table-cell office:value-type="float" office:value="38154.5" calcext:value-type="float">
            <text:p>3815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236.9" calcext:value-type="float">
            <text:p>49236.9</text:p>
          </table:table-cell>
          <table:table-cell office:value-type="float" office:value="45813.7" calcext:value-type="float">
            <text:p>45813.7</text:p>
          </table:table-cell>
          <table:table-cell office:value-type="float" office:value="49083.9" calcext:value-type="float">
            <text:p>49083.9</text:p>
          </table:table-cell>
          <table:table-cell office:value-type="float" office:value="47461.6" calcext:value-type="float">
            <text:p>47461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983.5" calcext:value-type="float">
            <text:p>52983.5</text:p>
          </table:table-cell>
          <table:table-cell office:value-type="float" office:value="49998.4" calcext:value-type="float">
            <text:p>49998.4</text:p>
          </table:table-cell>
          <table:table-cell office:value-type="float" office:value="53845.6" calcext:value-type="float">
            <text:p>53845.6</text:p>
          </table:table-cell>
          <table:table-cell office:value-type="float" office:value="52312.5" calcext:value-type="float">
            <text:p>52312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730.9" calcext:value-type="float">
            <text:p>53730.9</text:p>
          </table:table-cell>
          <table:table-cell office:value-type="float" office:value="52747.8" calcext:value-type="float">
            <text:p>52747.8</text:p>
          </table:table-cell>
          <table:table-cell office:value-type="float" office:value="49488.6" calcext:value-type="float">
            <text:p>49488.6</text:p>
          </table:table-cell>
          <table:table-cell office:value-type="float" office:value="53039.9" calcext:value-type="float">
            <text:p>53039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49.9" calcext:value-type="float">
            <text:p>50049.9</text:p>
          </table:table-cell>
          <table:table-cell office:value-type="float" office:value="57157.2" calcext:value-type="float">
            <text:p>57157.2</text:p>
          </table:table-cell>
          <table:table-cell table:style-name="ce1" office:value-type="float" office:value="63288" calcext:value-type="float">
            <text:p>63288.0</text:p>
          </table:table-cell>
          <table:table-cell office:value-type="float" office:value="61469.3" calcext:value-type="float">
            <text:p>61469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528.1" calcext:value-type="float">
            <text:p>68528.1</text:p>
          </table:table-cell>
          <table:table-cell table:style-name="ce1" office:value-type="float" office:value="62337" calcext:value-type="float">
            <text:p>62337.0</text:p>
          </table:table-cell>
          <table:table-cell office:value-type="float" office:value="68409.1" calcext:value-type="float">
            <text:p>68409.1</text:p>
          </table:table-cell>
          <table:table-cell office:value-type="float" office:value="61243.4" calcext:value-type="float">
            <text:p>61243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638.4" calcext:value-type="float">
            <text:p>64638.4</text:p>
          </table:table-cell>
          <table:table-cell office:value-type="float" office:value="66020.2" calcext:value-type="float">
            <text:p>66020.2</text:p>
          </table:table-cell>
          <table:table-cell office:value-type="float" office:value="68106.4" calcext:value-type="float">
            <text:p>68106.4</text:p>
          </table:table-cell>
          <table:table-cell office:value-type="float" office:value="70829.8" calcext:value-type="float">
            <text:p>70829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722.3" calcext:value-type="float">
            <text:p>75722.3</text:p>
          </table:table-cell>
          <table:table-cell table:style-name="ce1" office:value-type="float" office:value="71231" calcext:value-type="float">
            <text:p>71231.0</text:p>
          </table:table-cell>
          <table:table-cell office:value-type="float" office:value="76331.2" calcext:value-type="float">
            <text:p>76331.2</text:p>
          </table:table-cell>
          <table:table-cell office:value-type="float" office:value="71968.2" calcext:value-type="float">
            <text:p>71968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617.3" calcext:value-type="float">
            <text:p>75617.3</text:p>
          </table:table-cell>
          <table:table-cell office:value-type="float" office:value="66766.4" calcext:value-type="float">
            <text:p>66766.4</text:p>
          </table:table-cell>
          <table:table-cell office:value-type="float" office:value="73414.7" calcext:value-type="float">
            <text:p>73414.7</text:p>
          </table:table-cell>
          <table:table-cell office:value-type="float" office:value="76287.8" calcext:value-type="float">
            <text:p>76287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835.6" calcext:value-type="float">
            <text:p>74835.6</text:p>
          </table:table-cell>
          <table:table-cell table:style-name="ce1" office:value-type="float" office:value="73331" calcext:value-type="float">
            <text:p>73331.0</text:p>
          </table:table-cell>
          <table:table-cell office:value-type="float" office:value="81874.7" calcext:value-type="float">
            <text:p>81874.7</text:p>
          </table:table-cell>
          <table:table-cell office:value-type="float" office:value="72470.2" calcext:value-type="float">
            <text:p>72470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311.9" calcext:value-type="float">
            <text:p>74311.9</text:p>
          </table:table-cell>
          <table:table-cell office:value-type="float" office:value="71712.8" calcext:value-type="float">
            <text:p>71712.8</text:p>
          </table:table-cell>
          <table:table-cell office:value-type="float" office:value="75046.8" calcext:value-type="float">
            <text:p>75046.8</text:p>
          </table:table-cell>
          <table:table-cell table:style-name="ce1" office:value-type="float" office:value="71107" calcext:value-type="float">
            <text:p>71107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529.7" calcext:value-type="float">
            <text:p>76529.7</text:p>
          </table:table-cell>
          <table:table-cell office:value-type="float" office:value="75001.2" calcext:value-type="float">
            <text:p>75001.2</text:p>
          </table:table-cell>
          <table:table-cell office:value-type="float" office:value="78820.5" calcext:value-type="float">
            <text:p>78820.5</text:p>
          </table:table-cell>
          <table:table-cell office:value-type="float" office:value="77043.9" calcext:value-type="float">
            <text:p>77043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336.3" calcext:value-type="float">
            <text:p>75336.3</text:p>
          </table:table-cell>
          <table:table-cell office:value-type="float" office:value="76024.2" calcext:value-type="float">
            <text:p>76024.2</text:p>
          </table:table-cell>
          <table:table-cell office:value-type="float" office:value="83295.4" calcext:value-type="float">
            <text:p>83295.4</text:p>
          </table:table-cell>
          <table:table-cell office:value-type="float" office:value="75550.4" calcext:value-type="float">
            <text:p>75550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661.8" calcext:value-type="float">
            <text:p>73661.8</text:p>
          </table:table-cell>
          <table:table-cell office:value-type="float" office:value="72906.4" calcext:value-type="float">
            <text:p>72906.4</text:p>
          </table:table-cell>
          <table:table-cell office:value-type="float" office:value="85858.7" calcext:value-type="float">
            <text:p>85858.7</text:p>
          </table:table-cell>
          <table:table-cell table:style-name="ce1" office:value-type="float" office:value="64570" calcext:value-type="float">
            <text:p>64570.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038.8" calcext:value-type="float">
            <text:p>93038.8</text:p>
          </table:table-cell>
          <table:table-cell table:style-name="ce1" office:value-type="float" office:value="30844" calcext:value-type="float">
            <text:p>30844.0</text:p>
          </table:table-cell>
          <table:table-cell office:value-type="float" office:value="76687.1" calcext:value-type="float">
            <text:p>76687.1</text:p>
          </table:table-cell>
          <table:table-cell office:value-type="float" office:value="83830.9" calcext:value-type="float">
            <text:p>83830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042.6" calcext:value-type="float">
            <text:p>84042.6</text:p>
          </table:table-cell>
          <table:table-cell office:value-type="float" office:value="65911.9" calcext:value-type="float">
            <text:p>65911.9</text:p>
          </table:table-cell>
          <table:table-cell office:value-type="float" office:value="86274.4" calcext:value-type="float">
            <text:p>86274.4</text:p>
          </table:table-cell>
          <table:table-cell office:value-type="float" office:value="74345.1" calcext:value-type="float">
            <text:p>74345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979.1" calcext:value-type="float">
            <text:p>84979.1</text:p>
          </table:table-cell>
          <table:table-cell office:value-type="float" office:value="73036.5" calcext:value-type="float">
            <text:p>73036.5</text:p>
          </table:table-cell>
          <table:table-cell office:value-type="float" office:value="85732.2" calcext:value-type="float">
            <text:p>85732.2</text:p>
          </table:table-cell>
          <table:table-cell office:value-type="float" office:value="71539.5" calcext:value-type="float">
            <text:p>71539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796.9" calcext:value-type="float">
            <text:p>92796.9</text:p>
          </table:table-cell>
          <table:table-cell office:value-type="float" office:value="74860.7" calcext:value-type="float">
            <text:p>74860.7</text:p>
          </table:table-cell>
          <table:table-cell office:value-type="float" office:value="88616.7" calcext:value-type="float">
            <text:p>88616.7</text:p>
          </table:table-cell>
          <table:table-cell office:value-type="float" office:value="91064.2" calcext:value-type="float">
            <text:p>91064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989.4" calcext:value-type="float">
            <text:p>86989.4</text:p>
          </table:table-cell>
          <table:table-cell office:value-type="float" office:value="58270.4" calcext:value-type="float">
            <text:p>58270.4</text:p>
          </table:table-cell>
          <table:table-cell office:value-type="float" office:value="86947.4" calcext:value-type="float">
            <text:p>86947.4</text:p>
          </table:table-cell>
          <table:table-cell office:value-type="float" office:value="86815.4" calcext:value-type="float">
            <text:p>86815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982.5" calcext:value-type="float">
            <text:p>72982.5</text:p>
          </table:table-cell>
          <table:table-cell office:value-type="float" office:value="74025.8" calcext:value-type="float">
            <text:p>74025.8</text:p>
          </table:table-cell>
          <table:table-cell office:value-type="float" office:value="89093.6" calcext:value-type="float">
            <text:p>89093.6</text:p>
          </table:table-cell>
          <table:table-cell office:value-type="float" office:value="89655.4" calcext:value-type="float">
            <text:p>89655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85157" calcext:value-type="float">
            <text:p>85157.0</text:p>
          </table:table-cell>
          <table:table-cell office:value-type="float" office:value="75022.2" calcext:value-type="float">
            <text:p>75022.2</text:p>
          </table:table-cell>
          <table:table-cell office:value-type="float" office:value="86418.1" calcext:value-type="float">
            <text:p>86418.1</text:p>
          </table:table-cell>
          <table:table-cell table:style-name="ce1" office:value-type="float" office:value="87076" calcext:value-type="float">
            <text:p>87076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423.2" calcext:value-type="float">
            <text:p>84423.2</text:p>
          </table:table-cell>
          <table:table-cell office:value-type="float" office:value="75851.5" calcext:value-type="float">
            <text:p>75851.5</text:p>
          </table:table-cell>
          <table:table-cell office:value-type="float" office:value="84799.1" calcext:value-type="float">
            <text:p>84799.1</text:p>
          </table:table-cell>
          <table:table-cell table:style-name="ce1" office:value-type="float" office:value="82152" calcext:value-type="float">
            <text:p>82152.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4183.9" calcext:value-type="float">
            <text:p>84183.9</text:p>
          </table:table-cell>
          <table:table-cell office:value-type="float" office:value="75879.8" calcext:value-type="float">
            <text:p>75879.8</text:p>
          </table:table-cell>
          <table:table-cell office:value-type="float" office:value="90032.3" calcext:value-type="float">
            <text:p>90032.3</text:p>
          </table:table-cell>
          <table:table-cell office:value-type="float" office:value="67180.1" calcext:value-type="float">
            <text:p>67180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474.7" calcext:value-type="float">
            <text:p>92474.7</text:p>
          </table:table-cell>
          <table:table-cell office:value-type="float" office:value="65005.9" calcext:value-type="float">
            <text:p>65005.9</text:p>
          </table:table-cell>
          <table:table-cell table:style-name="ce1" office:value-type="float" office:value="84326" calcext:value-type="float">
            <text:p>84326.0</text:p>
          </table:table-cell>
          <table:table-cell office:value-type="float" office:value="92343.2" calcext:value-type="float">
            <text:p>92343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6160.7" calcext:value-type="float">
            <text:p>86160.7</text:p>
          </table:table-cell>
          <table:table-cell office:value-type="float" office:value="72398.3" calcext:value-type="float">
            <text:p>72398.3</text:p>
          </table:table-cell>
          <table:table-cell table:style-name="ce1" office:value-type="float" office:value="86686" calcext:value-type="float">
            <text:p>86686.0</text:p>
          </table:table-cell>
          <table:table-cell office:value-type="float" office:value="88368.6" calcext:value-type="float">
            <text:p>88368.6</text:p>
          </table:table-cell>
        </table:table-row>
        <table:table-row table:style-name="ro1" table:number-rows-repeated="45"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-----------------------------------------------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00 0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0.126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/S: 12658.4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V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0.164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/S: 9718.06</text:p>
          </table:table-cell>
          <table:table-cell table:number-columns-repeated="4"/>
        </table:table-row>
      </table:table>
      <table:table table:name="Stream" table:style-name="ta1">
        <table:shapes>
          <draw:frame draw:z-index="0" draw:style-name="gr1" draw:text-style-name="P1" svg:width="454.2pt" svg:height="255.23pt" svg:x="4.68pt" svg:y="315.5pt">
            <loext:p draw:notify-on-update-of-ranges="Stream.B8:Stream.B8 Stream.B9:Stream.B24 Stream.C8:Stream.C8 Stream.C9:Stream.C24 Stream.D8:Stream.D8 Stream.D9:Stream.D24 Stream.E8:Stream.E8 Stream.E9:Stream.E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.66pt" svg:y="923.64pt">
            <loext:p draw:notify-on-update-of-ranges="Stream.B55:Stream.B55 Stream.B56:Stream.B71 Stream.C55:Stream.C55 Stream.C56:Stream.C71 Stream.D55:Stream.D55 Stream.D56:Stream.D71 Stream.E55:Stream.E55 Stream.E56:Stream.E7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.07pt" svg:y="1608.07pt">
            <loext:p draw:notify-on-update-of-ranges="Stream.B108:Stream.B108 Stream.B109:Stream.B124 Stream.C108:Stream.C108 Stream.C109:Stream.C124 Stream.D108:Stream.D108 Stream.D109:Stream.D124 Stream.E108:Stream.E108 Stream.E109:Stream.E12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ream – flere trå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(s) per core: <text:s/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(s) per socket: <text:s/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(s): <text:s text:c="10"/>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gynner med cpu 0 og legger til kjærner til cpu 15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PU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.3" calcext:value-type="float">
            <text:p>11038.3</text:p>
          </table:table-cell>
          <table:table-cell office:value-type="float" office:value="11485.2" calcext:value-type="float">
            <text:p>11485.2</text:p>
          </table:table-cell>
          <table:table-cell office:value-type="float" office:value="12186.7" calcext:value-type="float">
            <text:p>12186.7</text:p>
          </table:table-cell>
          <table:table-cell office:value-type="float" office:value="12388.7" calcext:value-type="float">
            <text:p>12388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.2" calcext:value-type="float">
            <text:p>21202.2</text:p>
          </table:table-cell>
          <table:table-cell office:value-type="float" office:value="22867.6" calcext:value-type="float">
            <text:p>22867.6</text:p>
          </table:table-cell>
          <table:table-cell office:value-type="float" office:value="24031.7" calcext:value-type="float">
            <text:p>24031.7</text:p>
          </table:table-cell>
          <table:table-cell office:value-type="float" office:value="21421.3" calcext:value-type="float">
            <text:p>21421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.8" calcext:value-type="float">
            <text:p>34326.8</text:p>
          </table:table-cell>
          <table:table-cell office:value-type="float" office:value="36057.2" calcext:value-type="float">
            <text:p>36057.2</text:p>
          </table:table-cell>
          <table:table-cell office:value-type="float" office:value="36747.8" calcext:value-type="float">
            <text:p>36747.8</text:p>
          </table:table-cell>
          <table:table-cell office:value-type="float" office:value="36642.3" calcext:value-type="float">
            <text:p>3664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.9" calcext:value-type="float">
            <text:p>43983.9</text:p>
          </table:table-cell>
          <table:table-cell office:value-type="float" office:value="44897.3" calcext:value-type="float">
            <text:p>44897.3</text:p>
          </table:table-cell>
          <table:table-cell office:value-type="float" office:value="48412.3" calcext:value-type="float">
            <text:p>48412.3</text:p>
          </table:table-cell>
          <table:table-cell office:value-type="float" office:value="48228.4" calcext:value-type="float">
            <text:p>4822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48136" calcext:value-type="float">
            <text:p>48136.0</text:p>
          </table:table-cell>
          <table:table-cell office:value-type="float" office:value="48735.9" calcext:value-type="float">
            <text:p>48735.9</text:p>
          </table:table-cell>
          <table:table-cell office:value-type="float" office:value="53998.1" calcext:value-type="float">
            <text:p>53998.1</text:p>
          </table:table-cell>
          <table:table-cell office:value-type="float" office:value="54413.2" calcext:value-type="float">
            <text:p>5441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.9" calcext:value-type="float">
            <text:p>50571.9</text:p>
          </table:table-cell>
          <table:table-cell office:value-type="float" office:value="51083.9" calcext:value-type="float">
            <text:p>51083.9</text:p>
          </table:table-cell>
          <table:table-cell office:value-type="float" office:value="56911.1" calcext:value-type="float">
            <text:p>56911.1</text:p>
          </table:table-cell>
          <table:table-cell office:value-type="float" office:value="57307.7" calcext:value-type="float">
            <text:p>57307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.9" calcext:value-type="float">
            <text:p>52636.9</text:p>
          </table:table-cell>
          <table:table-cell office:value-type="float" office:value="53212.9" calcext:value-type="float">
            <text:p>53212.9</text:p>
          </table:table-cell>
          <table:table-cell office:value-type="float" office:value="59765.7" calcext:value-type="float">
            <text:p>59765.7</text:p>
          </table:table-cell>
          <table:table-cell office:value-type="float" office:value="60248.6" calcext:value-type="float">
            <text:p>6024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.4" calcext:value-type="float">
            <text:p>55609.4</text:p>
          </table:table-cell>
          <table:table-cell office:value-type="float" office:value="56099.4" calcext:value-type="float">
            <text:p>56099.4</text:p>
          </table:table-cell>
          <table:table-cell office:value-type="float" office:value="63738.4" calcext:value-type="float">
            <text:p>63738.4</text:p>
          </table:table-cell>
          <table:table-cell table:style-name="ce1" office:value-type="float" office:value="64005" calcext:value-type="float">
            <text:p>64005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58007" calcext:value-type="float">
            <text:p>58007.0</text:p>
          </table:table-cell>
          <table:table-cell office:value-type="float" office:value="58513.3" calcext:value-type="float">
            <text:p>58513.3</text:p>
          </table:table-cell>
          <table:table-cell office:value-type="float" office:value="66878.4" calcext:value-type="float">
            <text:p>66878.4</text:p>
          </table:table-cell>
          <table:table-cell office:value-type="float" office:value="67093.2" calcext:value-type="float">
            <text:p>6709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.7" calcext:value-type="float">
            <text:p>61089.7</text:p>
          </table:table-cell>
          <table:table-cell office:value-type="float" office:value="61323.6" calcext:value-type="float">
            <text:p>61323.6</text:p>
          </table:table-cell>
          <table:table-cell office:value-type="float" office:value="70249.5" calcext:value-type="float">
            <text:p>70249.5</text:p>
          </table:table-cell>
          <table:table-cell office:value-type="float" office:value="70364.9" calcext:value-type="float">
            <text:p>70364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.6" calcext:value-type="float">
            <text:p>61309.6</text:p>
          </table:table-cell>
          <table:table-cell office:value-type="float" office:value="61807.1" calcext:value-type="float">
            <text:p>61807.1</text:p>
          </table:table-cell>
          <table:table-cell office:value-type="float" office:value="70420.5" calcext:value-type="float">
            <text:p>70420.5</text:p>
          </table:table-cell>
          <table:table-cell office:value-type="float" office:value="70619.1" calcext:value-type="float">
            <text:p>70619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.8" calcext:value-type="float">
            <text:p>63383.8</text:p>
          </table:table-cell>
          <table:table-cell office:value-type="float" office:value="63706.9" calcext:value-type="float">
            <text:p>63706.9</text:p>
          </table:table-cell>
          <table:table-cell office:value-type="float" office:value="72481.2" calcext:value-type="float">
            <text:p>72481.2</text:p>
          </table:table-cell>
          <table:table-cell office:value-type="float" office:value="72531.8" calcext:value-type="float">
            <text:p>72531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64146" calcext:value-type="float">
            <text:p>64146.0</text:p>
          </table:table-cell>
          <table:table-cell office:value-type="float" office:value="64487.4" calcext:value-type="float">
            <text:p>64487.4</text:p>
          </table:table-cell>
          <table:table-cell office:value-type="float" office:value="73052.9" calcext:value-type="float">
            <text:p>73052.9</text:p>
          </table:table-cell>
          <table:table-cell table:style-name="ce1" office:value-type="float" office:value="73115" calcext:value-type="float">
            <text:p>73115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.5" calcext:value-type="float">
            <text:p>64456.5</text:p>
          </table:table-cell>
          <table:table-cell office:value-type="float" office:value="64656.4" calcext:value-type="float">
            <text:p>64656.4</text:p>
          </table:table-cell>
          <table:table-cell table:style-name="ce1" office:value-type="float" office:value="72955" calcext:value-type="float">
            <text:p>72955.0</text:p>
          </table:table-cell>
          <table:table-cell office:value-type="float" office:value="73008.4" calcext:value-type="float">
            <text:p>73008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.3" calcext:value-type="float">
            <text:p>64806.3</text:p>
          </table:table-cell>
          <table:table-cell office:value-type="float" office:value="64929.8" calcext:value-type="float">
            <text:p>64929.8</text:p>
          </table:table-cell>
          <table:table-cell office:value-type="float" office:value="73025.9" calcext:value-type="float">
            <text:p>73025.9</text:p>
          </table:table-cell>
          <table:table-cell office:value-type="float" office:value="73108.6" calcext:value-type="float">
            <text:p>73108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.2" calcext:value-type="float">
            <text:p>65477.2</text:p>
          </table:table-cell>
          <table:table-cell office:value-type="float" office:value="65566.1" calcext:value-type="float">
            <text:p>65566.1</text:p>
          </table:table-cell>
          <table:table-cell office:value-type="float" office:value="73780.1" calcext:value-type="float">
            <text:p>73780.1</text:p>
          </table:table-cell>
          <table:table-cell office:value-type="float" office:value="73864.5" calcext:value-type="float">
            <text:p>73864.5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7"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ce1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VDIMM som tilhører CPU som kjør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em0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3.3" calcext:value-type="float">
            <text:p>5983.3</text:p>
          </table:table-cell>
          <table:table-cell office:value-type="float" office:value="5622.8" calcext:value-type="float">
            <text:p>5622.8</text:p>
          </table:table-cell>
          <table:table-cell table:style-name="ce1" office:value-type="float" office:value="5854.5" calcext:value-type="float">
            <text:p>5854.5</text:p>
          </table:table-cell>
          <table:table-cell office:value-type="float" office:value="5588.8" calcext:value-type="float">
            <text:p>5588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63.9" calcext:value-type="float">
            <text:p>11363.9</text:p>
          </table:table-cell>
          <table:table-cell office:value-type="float" office:value="11143.9" calcext:value-type="float">
            <text:p>11143.9</text:p>
          </table:table-cell>
          <table:table-cell office:value-type="float" office:value="11438.6" calcext:value-type="float">
            <text:p>11438.6</text:p>
          </table:table-cell>
          <table:table-cell office:value-type="float" office:value="10794.1" calcext:value-type="float">
            <text:p>10794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94.7" calcext:value-type="float">
            <text:p>16794.7</text:p>
          </table:table-cell>
          <table:table-cell office:value-type="float" office:value="16670.5" calcext:value-type="float">
            <text:p>16670.5</text:p>
          </table:table-cell>
          <table:table-cell table:style-name="ce1" office:value-type="float" office:value="16790" calcext:value-type="float">
            <text:p>16790.0</text:p>
          </table:table-cell>
          <table:table-cell office:value-type="float" office:value="16147.8" calcext:value-type="float">
            <text:p>16147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70.5" calcext:value-type="float">
            <text:p>22570.5</text:p>
          </table:table-cell>
          <table:table-cell office:value-type="float" office:value="21184.8" calcext:value-type="float">
            <text:p>21184.8</text:p>
          </table:table-cell>
          <table:table-cell office:value-type="float" office:value="21925.4" calcext:value-type="float">
            <text:p>21925.4</text:p>
          </table:table-cell>
          <table:table-cell table:style-name="ce1" office:value-type="float" office:value="21415" calcext:value-type="float">
            <text:p>21415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79.6" calcext:value-type="float">
            <text:p>28779.6</text:p>
          </table:table-cell>
          <table:table-cell office:value-type="float" office:value="26031.5" calcext:value-type="float">
            <text:p>26031.5</text:p>
          </table:table-cell>
          <table:table-cell office:value-type="float" office:value="27465.7" calcext:value-type="float">
            <text:p>27465.7</text:p>
          </table:table-cell>
          <table:table-cell office:value-type="float" office:value="25996.3" calcext:value-type="float">
            <text:p>25996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461.6" calcext:value-type="float">
            <text:p>32461.6</text:p>
          </table:table-cell>
          <table:table-cell table:style-name="ce1" office:value-type="float" office:value="29778" calcext:value-type="float">
            <text:p>29778.0</text:p>
          </table:table-cell>
          <table:table-cell office:value-type="float" office:value="31316.8" calcext:value-type="float">
            <text:p>31316.8</text:p>
          </table:table-cell>
          <table:table-cell office:value-type="float" office:value="30487.8" calcext:value-type="float">
            <text:p>3048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165.2" calcext:value-type="float">
            <text:p>38165.2</text:p>
          </table:table-cell>
          <table:table-cell office:value-type="float" office:value="36425.7" calcext:value-type="float">
            <text:p>36425.7</text:p>
          </table:table-cell>
          <table:table-cell office:value-type="float" office:value="36411.7" calcext:value-type="float">
            <text:p>36411.7</text:p>
          </table:table-cell>
          <table:table-cell table:style-name="ce1" office:value-type="float" office:value="34353" calcext:value-type="float">
            <text:p>34353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848.6" calcext:value-type="float">
            <text:p>41848.6</text:p>
          </table:table-cell>
          <table:table-cell office:value-type="float" office:value="39720.9" calcext:value-type="float">
            <text:p>39720.9</text:p>
          </table:table-cell>
          <table:table-cell table:style-name="ce1" office:value-type="float" office:value="40166" calcext:value-type="float">
            <text:p>40166.0</text:p>
          </table:table-cell>
          <table:table-cell office:value-type="float" office:value="38417.3" calcext:value-type="float">
            <text:p>38417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853.2" calcext:value-type="float">
            <text:p>45853.2</text:p>
          </table:table-cell>
          <table:table-cell office:value-type="float" office:value="43183.5" calcext:value-type="float">
            <text:p>43183.5</text:p>
          </table:table-cell>
          <table:table-cell office:value-type="float" office:value="44658.7" calcext:value-type="float">
            <text:p>44658.7</text:p>
          </table:table-cell>
          <table:table-cell office:value-type="float" office:value="42575.8" calcext:value-type="float">
            <text:p>42575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804.3" calcext:value-type="float">
            <text:p>48804.3</text:p>
          </table:table-cell>
          <table:table-cell office:value-type="float" office:value="46649.7" calcext:value-type="float">
            <text:p>46649.7</text:p>
          </table:table-cell>
          <table:table-cell office:value-type="float" office:value="47915.5" calcext:value-type="float">
            <text:p>47915.5</text:p>
          </table:table-cell>
          <table:table-cell office:value-type="float" office:value="46056.5" calcext:value-type="float">
            <text:p>4605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071.5" calcext:value-type="float">
            <text:p>53071.5</text:p>
          </table:table-cell>
          <table:table-cell office:value-type="float" office:value="49449.8" calcext:value-type="float">
            <text:p>49449.8</text:p>
          </table:table-cell>
          <table:table-cell office:value-type="float" office:value="53348.8" calcext:value-type="float">
            <text:p>53348.8</text:p>
          </table:table-cell>
          <table:table-cell office:value-type="float" office:value="50581.8" calcext:value-type="float">
            <text:p>5058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014.9" calcext:value-type="float">
            <text:p>55014.9</text:p>
          </table:table-cell>
          <table:table-cell office:value-type="float" office:value="52351.1" calcext:value-type="float">
            <text:p>52351.1</text:p>
          </table:table-cell>
          <table:table-cell office:value-type="float" office:value="55455.5" calcext:value-type="float">
            <text:p>55455.5</text:p>
          </table:table-cell>
          <table:table-cell office:value-type="float" office:value="54710.7" calcext:value-type="float">
            <text:p>54710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177.8" calcext:value-type="float">
            <text:p>56177.8</text:p>
          </table:table-cell>
          <table:table-cell office:value-type="float" office:value="53718.5" calcext:value-type="float">
            <text:p>53718.5</text:p>
          </table:table-cell>
          <table:table-cell office:value-type="float" office:value="58583.8" calcext:value-type="float">
            <text:p>58583.8</text:p>
          </table:table-cell>
          <table:table-cell office:value-type="float" office:value="56697.3" calcext:value-type="float">
            <text:p>56697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687.8" calcext:value-type="float">
            <text:p>58687.8</text:p>
          </table:table-cell>
          <table:table-cell office:value-type="float" office:value="56063.3" calcext:value-type="float">
            <text:p>56063.3</text:p>
          </table:table-cell>
          <table:table-cell office:value-type="float" office:value="62039.8" calcext:value-type="float">
            <text:p>62039.8</text:p>
          </table:table-cell>
          <table:table-cell table:style-name="ce1" office:value-type="float" office:value="60188" calcext:value-type="float">
            <text:p>60188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519.2" calcext:value-type="float">
            <text:p>61519.2</text:p>
          </table:table-cell>
          <table:table-cell office:value-type="float" office:value="59351.6" calcext:value-type="float">
            <text:p>59351.6</text:p>
          </table:table-cell>
          <table:table-cell office:value-type="float" office:value="65279.7" calcext:value-type="float">
            <text:p>65279.7</text:p>
          </table:table-cell>
          <table:table-cell office:value-type="float" office:value="63439.9" calcext:value-type="float">
            <text:p>63439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890.2" calcext:value-type="float">
            <text:p>62890.2</text:p>
          </table:table-cell>
          <table:table-cell office:value-type="float" office:value="59985.6" calcext:value-type="float">
            <text:p>59985.6</text:p>
          </table:table-cell>
          <table:table-cell office:value-type="float" office:value="65778.8" calcext:value-type="float">
            <text:p>65778.8</text:p>
          </table:table-cell>
          <table:table-cell office:value-type="float" office:value="64030.7" calcext:value-type="float">
            <text:p>64030.7</text:p>
          </table:table-cell>
        </table:table-row>
        <table:table-row table:style-name="ro1" table:number-rows-repeated="35">
          <table:table-cell table:number-columns-repeated="5"/>
        </table:table-row>
        <table:table-row table:style-name="ro1">
          <table:table-cell office:value-type="string" calcext:value-type="string">
            <text:p>NVDIMM som ikke tilhører CPU som kjør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em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8.6" calcext:value-type="float">
            <text:p>5978.6</text:p>
          </table:table-cell>
          <table:table-cell office:value-type="float" office:value="5664.7" calcext:value-type="float">
            <text:p>5664.7</text:p>
          </table:table-cell>
          <table:table-cell office:value-type="float" office:value="5867.1" calcext:value-type="float">
            <text:p>5867.1</text:p>
          </table:table-cell>
          <table:table-cell office:value-type="float" office:value="5607.7" calcext:value-type="float">
            <text:p>5607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93.2" calcext:value-type="float">
            <text:p>11793.2</text:p>
          </table:table-cell>
          <table:table-cell office:value-type="float" office:value="11026.5" calcext:value-type="float">
            <text:p>11026.5</text:p>
          </table:table-cell>
          <table:table-cell office:value-type="float" office:value="10886.8" calcext:value-type="float">
            <text:p>10886.8</text:p>
          </table:table-cell>
          <table:table-cell office:value-type="float" office:value="11017.8" calcext:value-type="float">
            <text:p>11017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6975" calcext:value-type="float">
            <text:p>16975.0</text:p>
          </table:table-cell>
          <table:table-cell table:style-name="ce1" office:value-type="float" office:value="16445" calcext:value-type="float">
            <text:p>16445.0</text:p>
          </table:table-cell>
          <table:table-cell office:value-type="float" office:value="16913.9" calcext:value-type="float">
            <text:p>16913.9</text:p>
          </table:table-cell>
          <table:table-cell office:value-type="float" office:value="16451.7" calcext:value-type="float">
            <text:p>1645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55.5" calcext:value-type="float">
            <text:p>22955.5</text:p>
          </table:table-cell>
          <table:table-cell office:value-type="float" office:value="21828.4" calcext:value-type="float">
            <text:p>21828.4</text:p>
          </table:table-cell>
          <table:table-cell office:value-type="float" office:value="22008.6" calcext:value-type="float">
            <text:p>22008.6</text:p>
          </table:table-cell>
          <table:table-cell office:value-type="float" office:value="21714.9" calcext:value-type="float">
            <text:p>21714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766.7" calcext:value-type="float">
            <text:p>26766.7</text:p>
          </table:table-cell>
          <table:table-cell office:value-type="float" office:value="26099.5" calcext:value-type="float">
            <text:p>26099.5</text:p>
          </table:table-cell>
          <table:table-cell office:value-type="float" office:value="26831.5" calcext:value-type="float">
            <text:p>26831.5</text:p>
          </table:table-cell>
          <table:table-cell office:value-type="float" office:value="26200.9" calcext:value-type="float">
            <text:p>2620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903.4" calcext:value-type="float">
            <text:p>32903.4</text:p>
          </table:table-cell>
          <table:table-cell office:value-type="float" office:value="29923.4" calcext:value-type="float">
            <text:p>29923.4</text:p>
          </table:table-cell>
          <table:table-cell table:style-name="ce1" office:value-type="float" office:value="32541" calcext:value-type="float">
            <text:p>32541.0</text:p>
          </table:table-cell>
          <table:table-cell office:value-type="float" office:value="30661.5" calcext:value-type="float">
            <text:p>3066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46.7" calcext:value-type="float">
            <text:p>36246.7</text:p>
          </table:table-cell>
          <table:table-cell office:value-type="float" office:value="34912.3" calcext:value-type="float">
            <text:p>34912.3</text:p>
          </table:table-cell>
          <table:table-cell office:value-type="float" office:value="37132.2" calcext:value-type="float">
            <text:p>37132.2</text:p>
          </table:table-cell>
          <table:table-cell office:value-type="float" office:value="34801.7" calcext:value-type="float">
            <text:p>3480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05.1" calcext:value-type="float">
            <text:p>42105.1</text:p>
          </table:table-cell>
          <table:table-cell office:value-type="float" office:value="40335.9" calcext:value-type="float">
            <text:p>40335.9</text:p>
          </table:table-cell>
          <table:table-cell table:style-name="ce1" office:value-type="float" office:value="40064" calcext:value-type="float">
            <text:p>40064.0</text:p>
          </table:table-cell>
          <table:table-cell office:value-type="float" office:value="38627.5" calcext:value-type="float">
            <text:p>3862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45203" calcext:value-type="float">
            <text:p>45203.0</text:p>
          </table:table-cell>
          <table:table-cell office:value-type="float" office:value="42949.7" calcext:value-type="float">
            <text:p>42949.7</text:p>
          </table:table-cell>
          <table:table-cell office:value-type="float" office:value="44213.6" calcext:value-type="float">
            <text:p>44213.6</text:p>
          </table:table-cell>
          <table:table-cell office:value-type="float" office:value="41792.9" calcext:value-type="float">
            <text:p>4179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717.3" calcext:value-type="float">
            <text:p>49717.3</text:p>
          </table:table-cell>
          <table:table-cell office:value-type="float" office:value="47414.4" calcext:value-type="float">
            <text:p>47414.4</text:p>
          </table:table-cell>
          <table:table-cell table:style-name="ce1" office:value-type="float" office:value="48824" calcext:value-type="float">
            <text:p>48824.0</text:p>
          </table:table-cell>
          <table:table-cell table:style-name="ce1" office:value-type="float" office:value="46528" calcext:value-type="float">
            <text:p>46528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303.5" calcext:value-type="float">
            <text:p>54303.5</text:p>
          </table:table-cell>
          <table:table-cell office:value-type="float" office:value="50398.3" calcext:value-type="float">
            <text:p>50398.3</text:p>
          </table:table-cell>
          <table:table-cell office:value-type="float" office:value="51597.3" calcext:value-type="float">
            <text:p>51597.3</text:p>
          </table:table-cell>
          <table:table-cell office:value-type="float" office:value="50614.8" calcext:value-type="float">
            <text:p>50614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52697.2" calcext:value-type="float">
            <text:p>52697.2</text:p>
          </table:table-cell>
          <table:table-cell office:value-type="float" office:value="56328.7" calcext:value-type="float">
            <text:p>56328.7</text:p>
          </table:table-cell>
          <table:table-cell office:value-type="float" office:value="55122.9" calcext:value-type="float">
            <text:p>55122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150.9" calcext:value-type="float">
            <text:p>57150.9</text:p>
          </table:table-cell>
          <table:table-cell office:value-type="float" office:value="54237.3" calcext:value-type="float">
            <text:p>54237.3</text:p>
          </table:table-cell>
          <table:table-cell office:value-type="float" office:value="59005.8" calcext:value-type="float">
            <text:p>59005.8</text:p>
          </table:table-cell>
          <table:table-cell office:value-type="float" office:value="56993.6" calcext:value-type="float">
            <text:p>56993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60250" calcext:value-type="float">
            <text:p>60250.0</text:p>
          </table:table-cell>
          <table:table-cell table:style-name="ce1" office:value-type="float" office:value="57385" calcext:value-type="float">
            <text:p>57385.0</text:p>
          </table:table-cell>
          <table:table-cell office:value-type="float" office:value="62426.9" calcext:value-type="float">
            <text:p>62426.9</text:p>
          </table:table-cell>
          <table:table-cell office:value-type="float" office:value="60451.9" calcext:value-type="float">
            <text:p>60451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876.6" calcext:value-type="float">
            <text:p>61876.6</text:p>
          </table:table-cell>
          <table:table-cell office:value-type="float" office:value="59772.9" calcext:value-type="float">
            <text:p>59772.9</text:p>
          </table:table-cell>
          <table:table-cell office:value-type="float" office:value="65647.5" calcext:value-type="float">
            <text:p>65647.5</text:p>
          </table:table-cell>
          <table:table-cell office:value-type="float" office:value="62392.8" calcext:value-type="float">
            <text:p>62392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539.1" calcext:value-type="float">
            <text:p>62539.1</text:p>
          </table:table-cell>
          <table:table-cell office:value-type="float" office:value="60875.8" calcext:value-type="float">
            <text:p>60875.8</text:p>
          </table:table-cell>
          <table:table-cell office:value-type="float" office:value="65841.6" calcext:value-type="float">
            <text:p>65841.6</text:p>
          </table:table-cell>
          <table:table-cell office:value-type="float" office:value="63841.9" calcext:value-type="float">
            <text:p>63841.9</text:p>
          </table:table-cell>
        </table:table-row>
      </table:table>
      <table:table table:name="Backup_stream" table:style-name="ta1">
        <table:shapes>
          <draw:frame draw:z-index="0" draw:style-name="gr1" draw:text-style-name="P1" svg:width="420.66pt" svg:height="236.61pt" svg:x="364.05pt" svg:y="520.84pt">
            <loext:p draw:notify-on-update-of-ranges="Backup_stream.B43:Backup_stream.B43 Backup_stream.B44:Backup_stream.B59 Backup_stream.C43:Backup_stream.C43 Backup_stream.C44:Backup_stream.C59 Backup_stream.D43:Backup_stream.D43 Backup_stream.D44:Backup_stream.D59 Backup_stream.E43:Backup_stream.E43 Backup_stream.E44:Backup_stream.E5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ream – flere tråd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d(s) per core: <text:s/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(s) per socket: <text:s/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(s): <text:s text:c="10"/>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gynner med cpu 0 og legger til kjærner til cpu 15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CPU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.3" calcext:value-type="float">
            <text:p>11038.3</text:p>
          </table:table-cell>
          <table:table-cell office:value-type="float" office:value="11485.2" calcext:value-type="float">
            <text:p>11485.2</text:p>
          </table:table-cell>
          <table:table-cell office:value-type="float" office:value="12186.7" calcext:value-type="float">
            <text:p>12186.7</text:p>
          </table:table-cell>
          <table:table-cell office:value-type="float" office:value="12388.7" calcext:value-type="float">
            <text:p>12388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.2" calcext:value-type="float">
            <text:p>21202.2</text:p>
          </table:table-cell>
          <table:table-cell office:value-type="float" office:value="22867.6" calcext:value-type="float">
            <text:p>22867.6</text:p>
          </table:table-cell>
          <table:table-cell office:value-type="float" office:value="24031.7" calcext:value-type="float">
            <text:p>24031.7</text:p>
          </table:table-cell>
          <table:table-cell office:value-type="float" office:value="21421.3" calcext:value-type="float">
            <text:p>21421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.8" calcext:value-type="float">
            <text:p>34326.8</text:p>
          </table:table-cell>
          <table:table-cell office:value-type="float" office:value="36057.2" calcext:value-type="float">
            <text:p>36057.2</text:p>
          </table:table-cell>
          <table:table-cell office:value-type="float" office:value="36747.8" calcext:value-type="float">
            <text:p>36747.8</text:p>
          </table:table-cell>
          <table:table-cell office:value-type="float" office:value="36642.3" calcext:value-type="float">
            <text:p>3664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.9" calcext:value-type="float">
            <text:p>43983.9</text:p>
          </table:table-cell>
          <table:table-cell office:value-type="float" office:value="44897.3" calcext:value-type="float">
            <text:p>44897.3</text:p>
          </table:table-cell>
          <table:table-cell office:value-type="float" office:value="48412.3" calcext:value-type="float">
            <text:p>48412.3</text:p>
          </table:table-cell>
          <table:table-cell office:value-type="float" office:value="48228.4" calcext:value-type="float">
            <text:p>4822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48136" calcext:value-type="float">
            <text:p>48136.0</text:p>
          </table:table-cell>
          <table:table-cell office:value-type="float" office:value="48735.9" calcext:value-type="float">
            <text:p>48735.9</text:p>
          </table:table-cell>
          <table:table-cell office:value-type="float" office:value="53998.1" calcext:value-type="float">
            <text:p>53998.1</text:p>
          </table:table-cell>
          <table:table-cell office:value-type="float" office:value="54413.2" calcext:value-type="float">
            <text:p>5441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.9" calcext:value-type="float">
            <text:p>50571.9</text:p>
          </table:table-cell>
          <table:table-cell office:value-type="float" office:value="51083.9" calcext:value-type="float">
            <text:p>51083.9</text:p>
          </table:table-cell>
          <table:table-cell office:value-type="float" office:value="56911.1" calcext:value-type="float">
            <text:p>56911.1</text:p>
          </table:table-cell>
          <table:table-cell office:value-type="float" office:value="57307.7" calcext:value-type="float">
            <text:p>57307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.9" calcext:value-type="float">
            <text:p>52636.9</text:p>
          </table:table-cell>
          <table:table-cell office:value-type="float" office:value="53212.9" calcext:value-type="float">
            <text:p>53212.9</text:p>
          </table:table-cell>
          <table:table-cell office:value-type="float" office:value="59765.7" calcext:value-type="float">
            <text:p>59765.7</text:p>
          </table:table-cell>
          <table:table-cell office:value-type="float" office:value="60248.6" calcext:value-type="float">
            <text:p>6024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.4" calcext:value-type="float">
            <text:p>55609.4</text:p>
          </table:table-cell>
          <table:table-cell office:value-type="float" office:value="56099.4" calcext:value-type="float">
            <text:p>56099.4</text:p>
          </table:table-cell>
          <table:table-cell office:value-type="float" office:value="63738.4" calcext:value-type="float">
            <text:p>63738.4</text:p>
          </table:table-cell>
          <table:table-cell table:style-name="ce1" office:value-type="float" office:value="64005" calcext:value-type="float">
            <text:p>64005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58007" calcext:value-type="float">
            <text:p>58007.0</text:p>
          </table:table-cell>
          <table:table-cell office:value-type="float" office:value="58513.3" calcext:value-type="float">
            <text:p>58513.3</text:p>
          </table:table-cell>
          <table:table-cell office:value-type="float" office:value="66878.4" calcext:value-type="float">
            <text:p>66878.4</text:p>
          </table:table-cell>
          <table:table-cell office:value-type="float" office:value="67093.2" calcext:value-type="float">
            <text:p>67093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.7" calcext:value-type="float">
            <text:p>61089.7</text:p>
          </table:table-cell>
          <table:table-cell office:value-type="float" office:value="61323.6" calcext:value-type="float">
            <text:p>61323.6</text:p>
          </table:table-cell>
          <table:table-cell office:value-type="float" office:value="70249.5" calcext:value-type="float">
            <text:p>70249.5</text:p>
          </table:table-cell>
          <table:table-cell office:value-type="float" office:value="70364.9" calcext:value-type="float">
            <text:p>70364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.6" calcext:value-type="float">
            <text:p>61309.6</text:p>
          </table:table-cell>
          <table:table-cell office:value-type="float" office:value="61807.1" calcext:value-type="float">
            <text:p>61807.1</text:p>
          </table:table-cell>
          <table:table-cell office:value-type="float" office:value="70420.5" calcext:value-type="float">
            <text:p>70420.5</text:p>
          </table:table-cell>
          <table:table-cell office:value-type="float" office:value="70619.1" calcext:value-type="float">
            <text:p>70619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.8" calcext:value-type="float">
            <text:p>63383.8</text:p>
          </table:table-cell>
          <table:table-cell office:value-type="float" office:value="63706.9" calcext:value-type="float">
            <text:p>63706.9</text:p>
          </table:table-cell>
          <table:table-cell office:value-type="float" office:value="72481.2" calcext:value-type="float">
            <text:p>72481.2</text:p>
          </table:table-cell>
          <table:table-cell office:value-type="float" office:value="72531.8" calcext:value-type="float">
            <text:p>72531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64146" calcext:value-type="float">
            <text:p>64146.0</text:p>
          </table:table-cell>
          <table:table-cell office:value-type="float" office:value="64487.4" calcext:value-type="float">
            <text:p>64487.4</text:p>
          </table:table-cell>
          <table:table-cell office:value-type="float" office:value="73052.9" calcext:value-type="float">
            <text:p>73052.9</text:p>
          </table:table-cell>
          <table:table-cell table:style-name="ce1" office:value-type="float" office:value="73115" calcext:value-type="float">
            <text:p>73115.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.5" calcext:value-type="float">
            <text:p>64456.5</text:p>
          </table:table-cell>
          <table:table-cell office:value-type="float" office:value="64656.4" calcext:value-type="float">
            <text:p>64656.4</text:p>
          </table:table-cell>
          <table:table-cell table:style-name="ce1" office:value-type="float" office:value="72955" calcext:value-type="float">
            <text:p>72955.0</text:p>
          </table:table-cell>
          <table:table-cell office:value-type="float" office:value="73008.4" calcext:value-type="float">
            <text:p>73008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.3" calcext:value-type="float">
            <text:p>64806.3</text:p>
          </table:table-cell>
          <table:table-cell office:value-type="float" office:value="64929.8" calcext:value-type="float">
            <text:p>64929.8</text:p>
          </table:table-cell>
          <table:table-cell office:value-type="float" office:value="73025.9" calcext:value-type="float">
            <text:p>73025.9</text:p>
          </table:table-cell>
          <table:table-cell office:value-type="float" office:value="73108.6" calcext:value-type="float">
            <text:p>73108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.2" calcext:value-type="float">
            <text:p>65477.2</text:p>
          </table:table-cell>
          <table:table-cell office:value-type="float" office:value="65566.1" calcext:value-type="float">
            <text:p>65566.1</text:p>
          </table:table-cell>
          <table:table-cell office:value-type="float" office:value="73780.1" calcext:value-type="float">
            <text:p>73780.1</text:p>
          </table:table-cell>
          <table:table-cell office:value-type="float" office:value="73864.5" calcext:value-type="float">
            <text:p>73864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69025" calcext:value-type="float">
            <text:p>69025.0</text:p>
          </table:table-cell>
          <table:table-cell table:style-name="ce1" office:value-type="float" office:value="69079" calcext:value-type="float">
            <text:p>69079.0</text:p>
          </table:table-cell>
          <table:table-cell office:value-type="float" office:value="77339.3" calcext:value-type="float">
            <text:p>77339.3</text:p>
          </table:table-cell>
          <table:table-cell office:value-type="float" office:value="77401.7" calcext:value-type="float">
            <text:p>77401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573.8" calcext:value-type="float">
            <text:p>73573.8</text:p>
          </table:table-cell>
          <table:table-cell table:style-name="ce1" office:value-type="float" office:value="73763" calcext:value-type="float">
            <text:p>73763.0</text:p>
          </table:table-cell>
          <table:table-cell office:value-type="float" office:value="82841.6" calcext:value-type="float">
            <text:p>82841.6</text:p>
          </table:table-cell>
          <table:table-cell office:value-type="float" office:value="82855.9" calcext:value-type="float">
            <text:p>82855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632.8" calcext:value-type="float">
            <text:p>77632.8</text:p>
          </table:table-cell>
          <table:table-cell office:value-type="float" office:value="77836.3" calcext:value-type="float">
            <text:p>77836.3</text:p>
          </table:table-cell>
          <table:table-cell office:value-type="float" office:value="87527.2" calcext:value-type="float">
            <text:p>87527.2</text:p>
          </table:table-cell>
          <table:table-cell office:value-type="float" office:value="87476.3" calcext:value-type="float">
            <text:p>87476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1246.6" calcext:value-type="float">
            <text:p>81246.6</text:p>
          </table:table-cell>
          <table:table-cell office:value-type="float" office:value="81699.6" calcext:value-type="float">
            <text:p>81699.6</text:p>
          </table:table-cell>
          <table:table-cell office:value-type="float" office:value="91677.1" calcext:value-type="float">
            <text:p>91677.1</text:p>
          </table:table-cell>
          <table:table-cell office:value-type="float" office:value="91358.4" calcext:value-type="float">
            <text:p>91358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5570.8" calcext:value-type="float">
            <text:p>85570.8</text:p>
          </table:table-cell>
          <table:table-cell office:value-type="float" office:value="85731.4" calcext:value-type="float">
            <text:p>85731.4</text:p>
          </table:table-cell>
          <table:table-cell office:value-type="float" office:value="96065.6" calcext:value-type="float">
            <text:p>96065.6</text:p>
          </table:table-cell>
          <table:table-cell office:value-type="float" office:value="95980.4" calcext:value-type="float">
            <text:p>95980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510.7" calcext:value-type="float">
            <text:p>89510.7</text:p>
          </table:table-cell>
          <table:table-cell office:value-type="float" office:value="89620.7" calcext:value-type="float">
            <text:p>89620.7</text:p>
          </table:table-cell>
          <table:table-cell office:value-type="float" office:value="100418.3" calcext:value-type="float">
            <text:p>100418.3</text:p>
          </table:table-cell>
          <table:table-cell office:value-type="float" office:value="100527.6" calcext:value-type="float">
            <text:p>100527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441.7" calcext:value-type="float">
            <text:p>93441.7</text:p>
          </table:table-cell>
          <table:table-cell office:value-type="float" office:value="93458.6" calcext:value-type="float">
            <text:p>93458.6</text:p>
          </table:table-cell>
          <table:table-cell office:value-type="float" office:value="104679.9" calcext:value-type="float">
            <text:p>104679.9</text:p>
          </table:table-cell>
          <table:table-cell office:value-type="float" office:value="104794.3" calcext:value-type="float">
            <text:p>104794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98328" calcext:value-type="float">
            <text:p>98328.0</text:p>
          </table:table-cell>
          <table:table-cell office:value-type="float" office:value="98443.4" calcext:value-type="float">
            <text:p>98443.4</text:p>
          </table:table-cell>
          <table:table-cell office:value-type="float" office:value="110629.9" calcext:value-type="float">
            <text:p>110629.9</text:p>
          </table:table-cell>
          <table:table-cell office:value-type="float" office:value="110813.8" calcext:value-type="float">
            <text:p>110813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1857.6" calcext:value-type="float">
            <text:p>101857.6</text:p>
          </table:table-cell>
          <table:table-cell office:value-type="float" office:value="101930.3" calcext:value-type="float">
            <text:p>101930.3</text:p>
          </table:table-cell>
          <table:table-cell office:value-type="float" office:value="114236.9" calcext:value-type="float">
            <text:p>114236.9</text:p>
          </table:table-cell>
          <table:table-cell office:value-type="float" office:value="114438.2" calcext:value-type="float">
            <text:p>114438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52.4" calcext:value-type="float">
            <text:p>106552.4</text:p>
          </table:table-cell>
          <table:table-cell office:value-type="float" office:value="106623.6" calcext:value-type="float">
            <text:p>106623.6</text:p>
          </table:table-cell>
          <table:table-cell office:value-type="float" office:value="119760.3" calcext:value-type="float">
            <text:p>119760.3</text:p>
          </table:table-cell>
          <table:table-cell office:value-type="float" office:value="119795.9" calcext:value-type="float">
            <text:p>119795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0072.3" calcext:value-type="float">
            <text:p>110072.3</text:p>
          </table:table-cell>
          <table:table-cell office:value-type="float" office:value="110312.9" calcext:value-type="float">
            <text:p>110312.9</text:p>
          </table:table-cell>
          <table:table-cell office:value-type="float" office:value="123546.6" calcext:value-type="float">
            <text:p>123546.6</text:p>
          </table:table-cell>
          <table:table-cell office:value-type="float" office:value="123660.4" calcext:value-type="float">
            <text:p>123660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14530" calcext:value-type="float">
            <text:p>114530.0</text:p>
          </table:table-cell>
          <table:table-cell office:value-type="float" office:value="114563.3" calcext:value-type="float">
            <text:p>114563.3</text:p>
          </table:table-cell>
          <table:table-cell office:value-type="float" office:value="128452.8" calcext:value-type="float">
            <text:p>128452.8</text:p>
          </table:table-cell>
          <table:table-cell office:value-type="float" office:value="128713.9" calcext:value-type="float">
            <text:p>128713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726.6" calcext:value-type="float">
            <text:p>117726.6</text:p>
          </table:table-cell>
          <table:table-cell office:value-type="float" office:value="117881.7" calcext:value-type="float">
            <text:p>117881.7</text:p>
          </table:table-cell>
          <table:table-cell office:value-type="float" office:value="131766.9" calcext:value-type="float">
            <text:p>131766.9</text:p>
          </table:table-cell>
          <table:table-cell office:value-type="float" office:value="131991.5" calcext:value-type="float">
            <text:p>131991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2633.7" calcext:value-type="float">
            <text:p>122633.7</text:p>
          </table:table-cell>
          <table:table-cell office:value-type="float" office:value="122568.8" calcext:value-type="float">
            <text:p>122568.8</text:p>
          </table:table-cell>
          <table:table-cell office:value-type="float" office:value="137456.2" calcext:value-type="float">
            <text:p>137456.2</text:p>
          </table:table-cell>
          <table:table-cell office:value-type="float" office:value="137670.5" calcext:value-type="float">
            <text:p>137670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7054.4" calcext:value-type="float">
            <text:p>127054.4</text:p>
          </table:table-cell>
          <table:table-cell office:value-type="float" office:value="127015.9" calcext:value-type="float">
            <text:p>127015.9</text:p>
          </table:table-cell>
          <table:table-cell office:value-type="float" office:value="142568.4" calcext:value-type="float">
            <text:p>142568.4</text:p>
          </table:table-cell>
          <table:table-cell office:value-type="float" office:value="142882.1" calcext:value-type="float">
            <text:p>142882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9546.3" calcext:value-type="float">
            <text:p>129546.3</text:p>
          </table:table-cell>
          <table:table-cell office:value-type="float" office:value="129408.9" calcext:value-type="float">
            <text:p>129408.9</text:p>
          </table:table-cell>
          <table:table-cell office:value-type="float" office:value="145006.2" calcext:value-type="float">
            <text:p>145006.2</text:p>
          </table:table-cell>
          <table:table-cell table:style-name="ce1" office:value-type="float" office:value="145358" calcext:value-type="float">
            <text:p>145358.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VDIMM som tilhører CPU som kjør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em0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3.3" calcext:value-type="float">
            <text:p>5983.3</text:p>
          </table:table-cell>
          <table:table-cell office:value-type="float" office:value="5622.8" calcext:value-type="float">
            <text:p>5622.8</text:p>
          </table:table-cell>
          <table:table-cell table:style-name="ce1" office:value-type="float" office:value="5854.5" calcext:value-type="float">
            <text:p>5854.5</text:p>
          </table:table-cell>
          <table:table-cell office:value-type="float" office:value="5588.8" calcext:value-type="float">
            <text:p>5588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63.9" calcext:value-type="float">
            <text:p>11363.9</text:p>
          </table:table-cell>
          <table:table-cell office:value-type="float" office:value="11143.9" calcext:value-type="float">
            <text:p>11143.9</text:p>
          </table:table-cell>
          <table:table-cell office:value-type="float" office:value="11438.6" calcext:value-type="float">
            <text:p>11438.6</text:p>
          </table:table-cell>
          <table:table-cell office:value-type="float" office:value="10794.1" calcext:value-type="float">
            <text:p>10794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94.7" calcext:value-type="float">
            <text:p>16794.7</text:p>
          </table:table-cell>
          <table:table-cell office:value-type="float" office:value="16670.5" calcext:value-type="float">
            <text:p>16670.5</text:p>
          </table:table-cell>
          <table:table-cell table:style-name="ce1" office:value-type="float" office:value="16790" calcext:value-type="float">
            <text:p>16790.0</text:p>
          </table:table-cell>
          <table:table-cell office:value-type="float" office:value="16147.8" calcext:value-type="float">
            <text:p>16147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70.5" calcext:value-type="float">
            <text:p>22570.5</text:p>
          </table:table-cell>
          <table:table-cell office:value-type="float" office:value="21184.8" calcext:value-type="float">
            <text:p>21184.8</text:p>
          </table:table-cell>
          <table:table-cell office:value-type="float" office:value="21925.4" calcext:value-type="float">
            <text:p>21925.4</text:p>
          </table:table-cell>
          <table:table-cell table:style-name="ce1" office:value-type="float" office:value="21415" calcext:value-type="float">
            <text:p>21415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79.6" calcext:value-type="float">
            <text:p>28779.6</text:p>
          </table:table-cell>
          <table:table-cell office:value-type="float" office:value="26031.5" calcext:value-type="float">
            <text:p>26031.5</text:p>
          </table:table-cell>
          <table:table-cell office:value-type="float" office:value="27465.7" calcext:value-type="float">
            <text:p>27465.7</text:p>
          </table:table-cell>
          <table:table-cell office:value-type="float" office:value="25996.3" calcext:value-type="float">
            <text:p>25996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461.6" calcext:value-type="float">
            <text:p>32461.6</text:p>
          </table:table-cell>
          <table:table-cell table:style-name="ce1" office:value-type="float" office:value="29778" calcext:value-type="float">
            <text:p>29778.0</text:p>
          </table:table-cell>
          <table:table-cell office:value-type="float" office:value="31316.8" calcext:value-type="float">
            <text:p>31316.8</text:p>
          </table:table-cell>
          <table:table-cell office:value-type="float" office:value="30487.8" calcext:value-type="float">
            <text:p>3048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165.2" calcext:value-type="float">
            <text:p>38165.2</text:p>
          </table:table-cell>
          <table:table-cell office:value-type="float" office:value="36425.7" calcext:value-type="float">
            <text:p>36425.7</text:p>
          </table:table-cell>
          <table:table-cell office:value-type="float" office:value="36411.7" calcext:value-type="float">
            <text:p>36411.7</text:p>
          </table:table-cell>
          <table:table-cell table:style-name="ce1" office:value-type="float" office:value="34353" calcext:value-type="float">
            <text:p>34353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848.6" calcext:value-type="float">
            <text:p>41848.6</text:p>
          </table:table-cell>
          <table:table-cell office:value-type="float" office:value="39720.9" calcext:value-type="float">
            <text:p>39720.9</text:p>
          </table:table-cell>
          <table:table-cell table:style-name="ce1" office:value-type="float" office:value="40166" calcext:value-type="float">
            <text:p>40166.0</text:p>
          </table:table-cell>
          <table:table-cell office:value-type="float" office:value="38417.3" calcext:value-type="float">
            <text:p>38417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853.2" calcext:value-type="float">
            <text:p>45853.2</text:p>
          </table:table-cell>
          <table:table-cell office:value-type="float" office:value="43183.5" calcext:value-type="float">
            <text:p>43183.5</text:p>
          </table:table-cell>
          <table:table-cell office:value-type="float" office:value="44658.7" calcext:value-type="float">
            <text:p>44658.7</text:p>
          </table:table-cell>
          <table:table-cell office:value-type="float" office:value="42575.8" calcext:value-type="float">
            <text:p>42575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804.3" calcext:value-type="float">
            <text:p>48804.3</text:p>
          </table:table-cell>
          <table:table-cell office:value-type="float" office:value="46649.7" calcext:value-type="float">
            <text:p>46649.7</text:p>
          </table:table-cell>
          <table:table-cell office:value-type="float" office:value="47915.5" calcext:value-type="float">
            <text:p>47915.5</text:p>
          </table:table-cell>
          <table:table-cell office:value-type="float" office:value="46056.5" calcext:value-type="float">
            <text:p>4605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071.5" calcext:value-type="float">
            <text:p>53071.5</text:p>
          </table:table-cell>
          <table:table-cell office:value-type="float" office:value="49449.8" calcext:value-type="float">
            <text:p>49449.8</text:p>
          </table:table-cell>
          <table:table-cell office:value-type="float" office:value="53348.8" calcext:value-type="float">
            <text:p>53348.8</text:p>
          </table:table-cell>
          <table:table-cell office:value-type="float" office:value="50581.8" calcext:value-type="float">
            <text:p>5058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014.9" calcext:value-type="float">
            <text:p>55014.9</text:p>
          </table:table-cell>
          <table:table-cell office:value-type="float" office:value="52351.1" calcext:value-type="float">
            <text:p>52351.1</text:p>
          </table:table-cell>
          <table:table-cell office:value-type="float" office:value="55455.5" calcext:value-type="float">
            <text:p>55455.5</text:p>
          </table:table-cell>
          <table:table-cell office:value-type="float" office:value="54710.7" calcext:value-type="float">
            <text:p>54710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177.8" calcext:value-type="float">
            <text:p>56177.8</text:p>
          </table:table-cell>
          <table:table-cell office:value-type="float" office:value="53718.5" calcext:value-type="float">
            <text:p>53718.5</text:p>
          </table:table-cell>
          <table:table-cell office:value-type="float" office:value="58583.8" calcext:value-type="float">
            <text:p>58583.8</text:p>
          </table:table-cell>
          <table:table-cell office:value-type="float" office:value="56697.3" calcext:value-type="float">
            <text:p>56697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687.8" calcext:value-type="float">
            <text:p>58687.8</text:p>
          </table:table-cell>
          <table:table-cell office:value-type="float" office:value="56063.3" calcext:value-type="float">
            <text:p>56063.3</text:p>
          </table:table-cell>
          <table:table-cell office:value-type="float" office:value="62039.8" calcext:value-type="float">
            <text:p>62039.8</text:p>
          </table:table-cell>
          <table:table-cell table:style-name="ce1" office:value-type="float" office:value="60188" calcext:value-type="float">
            <text:p>60188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519.2" calcext:value-type="float">
            <text:p>61519.2</text:p>
          </table:table-cell>
          <table:table-cell office:value-type="float" office:value="59351.6" calcext:value-type="float">
            <text:p>59351.6</text:p>
          </table:table-cell>
          <table:table-cell office:value-type="float" office:value="65279.7" calcext:value-type="float">
            <text:p>65279.7</text:p>
          </table:table-cell>
          <table:table-cell office:value-type="float" office:value="63439.9" calcext:value-type="float">
            <text:p>63439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890.2" calcext:value-type="float">
            <text:p>62890.2</text:p>
          </table:table-cell>
          <table:table-cell office:value-type="float" office:value="59985.6" calcext:value-type="float">
            <text:p>59985.6</text:p>
          </table:table-cell>
          <table:table-cell office:value-type="float" office:value="65778.8" calcext:value-type="float">
            <text:p>65778.8</text:p>
          </table:table-cell>
          <table:table-cell office:value-type="float" office:value="64030.7" calcext:value-type="float">
            <text:p>64030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VDIMM som ikke tilhører CPU som kjøre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mem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8.6" calcext:value-type="float">
            <text:p>5978.6</text:p>
          </table:table-cell>
          <table:table-cell office:value-type="float" office:value="5664.7" calcext:value-type="float">
            <text:p>5664.7</text:p>
          </table:table-cell>
          <table:table-cell office:value-type="float" office:value="5867.1" calcext:value-type="float">
            <text:p>5867.1</text:p>
          </table:table-cell>
          <table:table-cell office:value-type="float" office:value="5607.7" calcext:value-type="float">
            <text:p>5607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93.2" calcext:value-type="float">
            <text:p>11793.2</text:p>
          </table:table-cell>
          <table:table-cell office:value-type="float" office:value="11026.5" calcext:value-type="float">
            <text:p>11026.5</text:p>
          </table:table-cell>
          <table:table-cell office:value-type="float" office:value="10886.8" calcext:value-type="float">
            <text:p>10886.8</text:p>
          </table:table-cell>
          <table:table-cell office:value-type="float" office:value="11017.8" calcext:value-type="float">
            <text:p>11017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6975" calcext:value-type="float">
            <text:p>16975.0</text:p>
          </table:table-cell>
          <table:table-cell table:style-name="ce1" office:value-type="float" office:value="16445" calcext:value-type="float">
            <text:p>16445.0</text:p>
          </table:table-cell>
          <table:table-cell office:value-type="float" office:value="16913.9" calcext:value-type="float">
            <text:p>16913.9</text:p>
          </table:table-cell>
          <table:table-cell office:value-type="float" office:value="16451.7" calcext:value-type="float">
            <text:p>1645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55.5" calcext:value-type="float">
            <text:p>22955.5</text:p>
          </table:table-cell>
          <table:table-cell office:value-type="float" office:value="21828.4" calcext:value-type="float">
            <text:p>21828.4</text:p>
          </table:table-cell>
          <table:table-cell office:value-type="float" office:value="22008.6" calcext:value-type="float">
            <text:p>22008.6</text:p>
          </table:table-cell>
          <table:table-cell office:value-type="float" office:value="21714.9" calcext:value-type="float">
            <text:p>21714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766.7" calcext:value-type="float">
            <text:p>26766.7</text:p>
          </table:table-cell>
          <table:table-cell office:value-type="float" office:value="26099.5" calcext:value-type="float">
            <text:p>26099.5</text:p>
          </table:table-cell>
          <table:table-cell office:value-type="float" office:value="26831.5" calcext:value-type="float">
            <text:p>26831.5</text:p>
          </table:table-cell>
          <table:table-cell office:value-type="float" office:value="26200.9" calcext:value-type="float">
            <text:p>2620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903.4" calcext:value-type="float">
            <text:p>32903.4</text:p>
          </table:table-cell>
          <table:table-cell office:value-type="float" office:value="29923.4" calcext:value-type="float">
            <text:p>29923.4</text:p>
          </table:table-cell>
          <table:table-cell table:style-name="ce1" office:value-type="float" office:value="32541" calcext:value-type="float">
            <text:p>32541.0</text:p>
          </table:table-cell>
          <table:table-cell office:value-type="float" office:value="30661.5" calcext:value-type="float">
            <text:p>3066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246.7" calcext:value-type="float">
            <text:p>36246.7</text:p>
          </table:table-cell>
          <table:table-cell office:value-type="float" office:value="34912.3" calcext:value-type="float">
            <text:p>34912.3</text:p>
          </table:table-cell>
          <table:table-cell office:value-type="float" office:value="37132.2" calcext:value-type="float">
            <text:p>37132.2</text:p>
          </table:table-cell>
          <table:table-cell office:value-type="float" office:value="34801.7" calcext:value-type="float">
            <text:p>3480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105.1" calcext:value-type="float">
            <text:p>42105.1</text:p>
          </table:table-cell>
          <table:table-cell office:value-type="float" office:value="40335.9" calcext:value-type="float">
            <text:p>40335.9</text:p>
          </table:table-cell>
          <table:table-cell table:style-name="ce1" office:value-type="float" office:value="40064" calcext:value-type="float">
            <text:p>40064.0</text:p>
          </table:table-cell>
          <table:table-cell office:value-type="float" office:value="38627.5" calcext:value-type="float">
            <text:p>38627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45203" calcext:value-type="float">
            <text:p>45203.0</text:p>
          </table:table-cell>
          <table:table-cell office:value-type="float" office:value="42949.7" calcext:value-type="float">
            <text:p>42949.7</text:p>
          </table:table-cell>
          <table:table-cell office:value-type="float" office:value="44213.6" calcext:value-type="float">
            <text:p>44213.6</text:p>
          </table:table-cell>
          <table:table-cell office:value-type="float" office:value="41792.9" calcext:value-type="float">
            <text:p>41792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717.3" calcext:value-type="float">
            <text:p>49717.3</text:p>
          </table:table-cell>
          <table:table-cell office:value-type="float" office:value="47414.4" calcext:value-type="float">
            <text:p>47414.4</text:p>
          </table:table-cell>
          <table:table-cell table:style-name="ce1" office:value-type="float" office:value="48824" calcext:value-type="float">
            <text:p>48824.0</text:p>
          </table:table-cell>
          <table:table-cell table:style-name="ce1" office:value-type="float" office:value="46528" calcext:value-type="float">
            <text:p>46528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303.5" calcext:value-type="float">
            <text:p>54303.5</text:p>
          </table:table-cell>
          <table:table-cell office:value-type="float" office:value="50398.3" calcext:value-type="float">
            <text:p>50398.3</text:p>
          </table:table-cell>
          <table:table-cell office:value-type="float" office:value="51597.3" calcext:value-type="float">
            <text:p>51597.3</text:p>
          </table:table-cell>
          <table:table-cell office:value-type="float" office:value="50614.8" calcext:value-type="float">
            <text:p>50614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52697.2" calcext:value-type="float">
            <text:p>52697.2</text:p>
          </table:table-cell>
          <table:table-cell office:value-type="float" office:value="56328.7" calcext:value-type="float">
            <text:p>56328.7</text:p>
          </table:table-cell>
          <table:table-cell office:value-type="float" office:value="55122.9" calcext:value-type="float">
            <text:p>55122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150.9" calcext:value-type="float">
            <text:p>57150.9</text:p>
          </table:table-cell>
          <table:table-cell office:value-type="float" office:value="54237.3" calcext:value-type="float">
            <text:p>54237.3</text:p>
          </table:table-cell>
          <table:table-cell office:value-type="float" office:value="59005.8" calcext:value-type="float">
            <text:p>59005.8</text:p>
          </table:table-cell>
          <table:table-cell office:value-type="float" office:value="56993.6" calcext:value-type="float">
            <text:p>56993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60250" calcext:value-type="float">
            <text:p>60250.0</text:p>
          </table:table-cell>
          <table:table-cell table:style-name="ce1" office:value-type="float" office:value="57385" calcext:value-type="float">
            <text:p>57385.0</text:p>
          </table:table-cell>
          <table:table-cell office:value-type="float" office:value="62426.9" calcext:value-type="float">
            <text:p>62426.9</text:p>
          </table:table-cell>
          <table:table-cell office:value-type="float" office:value="60451.9" calcext:value-type="float">
            <text:p>60451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876.6" calcext:value-type="float">
            <text:p>61876.6</text:p>
          </table:table-cell>
          <table:table-cell office:value-type="float" office:value="59772.9" calcext:value-type="float">
            <text:p>59772.9</text:p>
          </table:table-cell>
          <table:table-cell office:value-type="float" office:value="65647.5" calcext:value-type="float">
            <text:p>65647.5</text:p>
          </table:table-cell>
          <table:table-cell office:value-type="float" office:value="62392.8" calcext:value-type="float">
            <text:p>62392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539.1" calcext:value-type="float">
            <text:p>62539.1</text:p>
          </table:table-cell>
          <table:table-cell office:value-type="float" office:value="60875.8" calcext:value-type="float">
            <text:p>60875.8</text:p>
          </table:table-cell>
          <table:table-cell office:value-type="float" office:value="65841.6" calcext:value-type="float">
            <text:p>65841.6</text:p>
          </table:table-cell>
          <table:table-cell office:value-type="float" office:value="63841.9" calcext:value-type="float">
            <text:p>6384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11:33:30.528379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0:27:38.618185496</meta:creation-date>
    <dc:date>2019-12-12T15:51:08.982465980</dc:date>
    <meta:editing-duration>PT12H55M26S</meta:editing-duration>
    <meta:editing-cycles>21</meta:editing-cycles>
    <meta:generator>LibreOffice/5.3.6.1$Linux_X86_64 LibreOffice_project/30$Build-1</meta:generator>
    <meta:print-date>2019-12-12T15:23:45.630690823</meta:print-date>
    <meta:document-statistic meta:table-count="8" meta:cell-count="1193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legend chart:legend-position="end" svg:x="13.807cm" svg:y="3.562cm" style:legend-expansion="high" chart:style-name="ch2"/>
        <chart:plot-area chart:style-name="ch3" table:cell-range-address="Stream.B8:Stream.E24" chart:data-source-has-labels="row" svg:x="0.32cm" svg:y="0.18cm" svg:width="13.167cm" svg:height="8.645cm">
          <chartooo:coordinate-region svg:x="1.497cm" svg:y="0.353cm" svg:width="11.803cm" svg:height="7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ream.B9:Stream.B24" chart:label-cell-address="Stream.B8:Stream.B8" chart:class="chart:line">
            <chart:data-point chart:repeated="16"/>
          </chart:series>
          <chart:series chart:style-name="ch7" chart:values-cell-range-address="Stream.C9:Stream.C24" chart:label-cell-address="Stream.C8:Stream.C8" chart:class="chart:line">
            <chart:data-point chart:repeated="16"/>
          </chart:series>
          <chart:series chart:style-name="ch8" chart:values-cell-range-address="Stream.D9:Stream.D24" chart:label-cell-address="Stream.D8:Stream.D8" chart:class="chart:line">
            <chart:data-point chart:repeated="16"/>
          </chart:series>
          <chart:series chart:style-name="ch9" chart:values-cell-range-address="Stream.E9:Stream.E24" chart:label-cell-address="Stream.E8:Stream.E8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Stream.B8:Stream.B8</svg:desc>
                </draw:g>
              </table:table-cell>
              <table:table-cell office:value-type="string">
                <text:p>Scale</text:p>
                <draw:g>
                  <svg:desc>Stream.C8:Stream.C8</svg:desc>
                </draw:g>
              </table:table-cell>
              <table:table-cell office:value-type="string">
                <text:p>Add</text:p>
                <draw:g>
                  <svg:desc>Stream.D8:Stream.D8</svg:desc>
                </draw:g>
              </table:table-cell>
              <table:table-cell office:value-type="string">
                <text:p>Triad</text:p>
                <draw:g>
                  <svg:desc>Stream.E8:Stream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38.3">
                <text:p>11038.3</text:p>
                <draw:g>
                  <svg:desc>Stream.B9:Stream.B24</svg:desc>
                </draw:g>
              </table:table-cell>
              <table:table-cell office:value-type="float" office:value="11485.2">
                <text:p>11485.2</text:p>
                <draw:g>
                  <svg:desc>Stream.C9:Stream.C24</svg:desc>
                </draw:g>
              </table:table-cell>
              <table:table-cell office:value-type="float" office:value="12186.7">
                <text:p>12186.7</text:p>
                <draw:g>
                  <svg:desc>Stream.D9:Stream.D24</svg:desc>
                </draw:g>
              </table:table-cell>
              <table:table-cell office:value-type="float" office:value="12388.7">
                <text:p>12388.7</text:p>
                <draw:g>
                  <svg:desc>Stream.E9:Stream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02.2">
                <text:p>21202.2</text:p>
              </table:table-cell>
              <table:table-cell office:value-type="float" office:value="22867.6">
                <text:p>22867.6</text:p>
              </table:table-cell>
              <table:table-cell office:value-type="float" office:value="24031.7">
                <text:p>24031.7</text:p>
              </table:table-cell>
              <table:table-cell office:value-type="float" office:value="21421.3">
                <text:p>2142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326.8">
                <text:p>34326.8</text:p>
              </table:table-cell>
              <table:table-cell office:value-type="float" office:value="36057.2">
                <text:p>36057.2</text:p>
              </table:table-cell>
              <table:table-cell office:value-type="float" office:value="36747.8">
                <text:p>36747.8</text:p>
              </table:table-cell>
              <table:table-cell office:value-type="float" office:value="36642.3">
                <text:p>3664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83.9">
                <text:p>43983.9</text:p>
              </table:table-cell>
              <table:table-cell office:value-type="float" office:value="44897.3">
                <text:p>44897.3</text:p>
              </table:table-cell>
              <table:table-cell office:value-type="float" office:value="48412.3">
                <text:p>48412.3</text:p>
              </table:table-cell>
              <table:table-cell office:value-type="float" office:value="48228.4">
                <text:p>4822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136">
                <text:p>48136</text:p>
              </table:table-cell>
              <table:table-cell office:value-type="float" office:value="48735.9">
                <text:p>48735.9</text:p>
              </table:table-cell>
              <table:table-cell office:value-type="float" office:value="53998.1">
                <text:p>53998.1</text:p>
              </table:table-cell>
              <table:table-cell office:value-type="float" office:value="54413.2">
                <text:p>5441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571.9">
                <text:p>50571.9</text:p>
              </table:table-cell>
              <table:table-cell office:value-type="float" office:value="51083.9">
                <text:p>51083.9</text:p>
              </table:table-cell>
              <table:table-cell office:value-type="float" office:value="56911.1">
                <text:p>56911.1</text:p>
              </table:table-cell>
              <table:table-cell office:value-type="float" office:value="57307.7">
                <text:p>5730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636.9">
                <text:p>52636.9</text:p>
              </table:table-cell>
              <table:table-cell office:value-type="float" office:value="53212.9">
                <text:p>53212.9</text:p>
              </table:table-cell>
              <table:table-cell office:value-type="float" office:value="59765.7">
                <text:p>59765.7</text:p>
              </table:table-cell>
              <table:table-cell office:value-type="float" office:value="60248.6">
                <text:p>6024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609.4">
                <text:p>55609.4</text:p>
              </table:table-cell>
              <table:table-cell office:value-type="float" office:value="56099.4">
                <text:p>56099.4</text:p>
              </table:table-cell>
              <table:table-cell office:value-type="float" office:value="63738.4">
                <text:p>63738.4</text:p>
              </table:table-cell>
              <table:table-cell office:value-type="float" office:value="64005">
                <text:p>64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007">
                <text:p>58007</text:p>
              </table:table-cell>
              <table:table-cell office:value-type="float" office:value="58513.3">
                <text:p>58513.3</text:p>
              </table:table-cell>
              <table:table-cell office:value-type="float" office:value="66878.4">
                <text:p>66878.4</text:p>
              </table:table-cell>
              <table:table-cell office:value-type="float" office:value="67093.2">
                <text:p>6709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089.7">
                <text:p>61089.7</text:p>
              </table:table-cell>
              <table:table-cell office:value-type="float" office:value="61323.6">
                <text:p>61323.6</text:p>
              </table:table-cell>
              <table:table-cell office:value-type="float" office:value="70249.5">
                <text:p>70249.5</text:p>
              </table:table-cell>
              <table:table-cell office:value-type="float" office:value="70364.9">
                <text:p>7036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09.6">
                <text:p>61309.6</text:p>
              </table:table-cell>
              <table:table-cell office:value-type="float" office:value="61807.1">
                <text:p>61807.1</text:p>
              </table:table-cell>
              <table:table-cell office:value-type="float" office:value="70420.5">
                <text:p>70420.5</text:p>
              </table:table-cell>
              <table:table-cell office:value-type="float" office:value="70619.1">
                <text:p>7061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383.8">
                <text:p>63383.8</text:p>
              </table:table-cell>
              <table:table-cell office:value-type="float" office:value="63706.9">
                <text:p>63706.9</text:p>
              </table:table-cell>
              <table:table-cell office:value-type="float" office:value="72481.2">
                <text:p>72481.2</text:p>
              </table:table-cell>
              <table:table-cell office:value-type="float" office:value="72531.8">
                <text:p>7253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146">
                <text:p>64146</text:p>
              </table:table-cell>
              <table:table-cell office:value-type="float" office:value="64487.4">
                <text:p>64487.4</text:p>
              </table:table-cell>
              <table:table-cell office:value-type="float" office:value="73052.9">
                <text:p>73052.9</text:p>
              </table:table-cell>
              <table:table-cell office:value-type="float" office:value="73115">
                <text:p>73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456.5">
                <text:p>64456.5</text:p>
              </table:table-cell>
              <table:table-cell office:value-type="float" office:value="64656.4">
                <text:p>64656.4</text:p>
              </table:table-cell>
              <table:table-cell office:value-type="float" office:value="72955">
                <text:p>72955</text:p>
              </table:table-cell>
              <table:table-cell office:value-type="float" office:value="73008.4">
                <text:p>7300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806.3">
                <text:p>64806.3</text:p>
              </table:table-cell>
              <table:table-cell office:value-type="float" office:value="64929.8">
                <text:p>64929.8</text:p>
              </table:table-cell>
              <table:table-cell office:value-type="float" office:value="73025.9">
                <text:p>73025.9</text:p>
              </table:table-cell>
              <table:table-cell office:value-type="float" office:value="73108.6">
                <text:p>7310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477.2">
                <text:p>65477.2</text:p>
              </table:table-cell>
              <table:table-cell office:value-type="float" office:value="65566.1">
                <text:p>65566.1</text:p>
              </table:table-cell>
              <table:table-cell office:value-type="float" office:value="73780.1">
                <text:p>73780.1</text:p>
              </table:table-cell>
              <table:table-cell office:value-type="float" office:value="73864.5">
                <text:p>7386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98cm" svg:height="8.774cm" xlink:href=".." xlink:type="simple" chart:class="chart:line" chart:style-name="ch1">
        <chart:legend chart:legend-position="end" svg:x="12.137cm" svg:y="3.892cm" style:legend-expansion="high" chart:style-name="ch2"/>
        <chart:plot-area chart:style-name="ch3" table:cell-range-address="'OpenMP_DRAM-NVM'.B4:'OpenMP_DRAM-NVM'.C4 'OpenMP_DRAM-NVM'.B6:'OpenMP_DRAM-NVM'.C21" chart:data-source-has-labels="row" svg:x="0.311cm" svg:y="0.175cm" svg:width="11.515cm" svg:height="8.424cm">
          <chartooo:coordinate-region svg:x="1.303cm" svg:y="0.348cm" svg:width="10.151cm" svg:height="7.65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penMP_DRAM-NVM'.B6:'OpenMP_DRAM-NVM'.B21" chart:label-cell-address="'OpenMP_DRAM-NVM'.B4:'OpenMP_DRAM-NVM'.B4" chart:class="chart:line">
            <chart:data-point chart:repeated="16"/>
          </chart:series>
          <chart:series chart:style-name="ch7" chart:values-cell-range-address="'OpenMP_DRAM-NVM'.C6:'OpenMP_DRAM-NVM'.C21" chart:label-cell-address="'OpenMP_DRAM-NVM'.C4:'OpenMP_DRAM-NVM'.C4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AM-DRAM</text:p>
                <draw:g>
                  <svg:desc>'OpenMP_DRAM-NVM'.B4:'OpenMP_DRAM-NVM'.B4</svg:desc>
                </draw:g>
              </table:table-cell>
              <table:table-cell office:value-type="string">
                <text:p>DRAM-NVM</text:p>
                <draw:g>
                  <svg:desc>'OpenMP_DRAM-NVM'.C4:'OpenMP_DRAM-NVM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84">
                <text:p>4084</text:p>
                <draw:g>
                  <svg:desc>'OpenMP_DRAM-NVM'.B6:'OpenMP_DRAM-NVM'.B21</svg:desc>
                </draw:g>
              </table:table-cell>
              <table:table-cell office:value-type="float" office:value="4078">
                <text:p>4078</text:p>
                <draw:g>
                  <svg:desc>'OpenMP_DRAM-NVM'.C6:'OpenMP_DRAM-NVM'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23">
                <text:p>4123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0">
                <text:p>4380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86">
                <text:p>4786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68">
                <text:p>5168</text:p>
              </table:table-cell>
              <table:table-cell office:value-type="float" office:value="4051">
                <text:p>40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3">
                <text:p>5663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54">
                <text:p>6654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36">
                <text:p>6736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39">
                <text:p>7339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85">
                <text:p>7985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88">
                <text:p>9088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46">
                <text:p>10646</text:p>
              </table:table-cell>
              <table:table-cell office:value-type="float" office:value="5377">
                <text:p>5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07">
                <text:p>11007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51">
                <text:p>10851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6">
                <text:p>10946</text:p>
              </table:table-cell>
              <table:table-cell office:value-type="float" office:value="4463">
                <text:p>4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188">
                <text:p>41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456cm" svg:height="8.694cm" xlink:href=".." xlink:type="simple" chart:class="chart:line" chart:style-name="ch1">
        <chart:legend chart:legend-position="end" svg:x="11.995cm" svg:y="3.852cm" style:legend-expansion="high" chart:style-name="ch2"/>
        <chart:plot-area chart:style-name="ch3" table:cell-range-address="'OpenMP_NVM-DRAM'.B4:'OpenMP_NVM-DRAM'.C4 'OpenMP_NVM-DRAM'.B6:'OpenMP_NVM-DRAM'.C21" chart:data-source-has-labels="row" svg:x="0.309cm" svg:y="0.173cm" svg:width="11.377cm" svg:height="8.348cm">
          <chartooo:coordinate-region svg:x="1.301cm" svg:y="0.346cm" svg:width="10.199cm" svg:height="7.58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penMP_NVM-DRAM'.B6:'OpenMP_NVM-DRAM'.B21" chart:label-cell-address="'OpenMP_NVM-DRAM'.B4:'OpenMP_NVM-DRAM'.B4" chart:class="chart:line">
            <chart:data-point chart:repeated="16"/>
          </chart:series>
          <chart:series chart:style-name="ch7" chart:values-cell-range-address="'OpenMP_NVM-DRAM'.C6:'OpenMP_NVM-DRAM'.C21" chart:label-cell-address="'OpenMP_NVM-DRAM'.C4:'OpenMP_NVM-DRAM'.C4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AM-DRAM</text:p>
                <draw:g>
                  <svg:desc>'OpenMP_NVM-DRAM'.B4:'OpenMP_NVM-DRAM'.B4</svg:desc>
                </draw:g>
              </table:table-cell>
              <table:table-cell office:value-type="string">
                <text:p>NVM-DRAM</text:p>
                <draw:g>
                  <svg:desc>'OpenMP_NVM-DRAM'.C4:'OpenMP_NVM-DRAM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9">
                <text:p>4049</text:p>
                <draw:g>
                  <svg:desc>'OpenMP_NVM-DRAM'.B6:'OpenMP_NVM-DRAM'.B21</svg:desc>
                </draw:g>
              </table:table-cell>
              <table:table-cell office:value-type="float" office:value="3813">
                <text:p>3813</text:p>
                <draw:g>
                  <svg:desc>'OpenMP_NVM-DRAM'.C6:'OpenMP_NVM-DRAM'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8">
                <text:p>4098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15">
                <text:p>4115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8">
                <text:p>4098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64">
                <text:p>4264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09">
                <text:p>4109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07">
                <text:p>4107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06">
                <text:p>4106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46">
                <text:p>4146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6">
                <text:p>4206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12">
                <text:p>4212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57">
                <text:p>4157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23">
                <text:p>4223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43">
                <text:p>4143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95">
                <text:p>4295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174">
                <text:p>41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56cm" style:legend-expansion="high" chart:style-name="ch2"/>
        <chart:plot-area chart:style-name="ch3" table:cell-range-address="Stream.B55:Stream.E71" chart:data-source-has-labels="row" svg:x="0.32cm" svg:y="0.18cm" svg:width="13.143cm" svg:height="8.64cm">
          <chartooo:coordinate-region svg:x="1.497cm" svg:y="0.353cm" svg:width="11.779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ream.B56:Stream.B71" chart:label-cell-address="Stream.B55:Stream.B55" chart:class="chart:line">
            <chart:data-point chart:repeated="16"/>
          </chart:series>
          <chart:series chart:style-name="ch7" chart:values-cell-range-address="Stream.C56:Stream.C71" chart:label-cell-address="Stream.C55:Stream.C55" chart:class="chart:line">
            <chart:data-point chart:repeated="16"/>
          </chart:series>
          <chart:series chart:style-name="ch8" chart:values-cell-range-address="Stream.D56:Stream.D71" chart:label-cell-address="Stream.D55:Stream.D55" chart:class="chart:line">
            <chart:data-point chart:repeated="16"/>
          </chart:series>
          <chart:series chart:style-name="ch9" chart:values-cell-range-address="Stream.E56:Stream.E71" chart:label-cell-address="Stream.E55:Stream.E55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Stream.B55:Stream.B55</svg:desc>
                </draw:g>
              </table:table-cell>
              <table:table-cell office:value-type="string">
                <text:p>Scale</text:p>
                <draw:g>
                  <svg:desc>Stream.C55:Stream.C55</svg:desc>
                </draw:g>
              </table:table-cell>
              <table:table-cell office:value-type="string">
                <text:p>Add</text:p>
                <draw:g>
                  <svg:desc>Stream.D55:Stream.D55</svg:desc>
                </draw:g>
              </table:table-cell>
              <table:table-cell office:value-type="string">
                <text:p>Triad</text:p>
                <draw:g>
                  <svg:desc>Stream.E55:Stream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83.3">
                <text:p>5983.3</text:p>
                <draw:g>
                  <svg:desc>Stream.B56:Stream.B71</svg:desc>
                </draw:g>
              </table:table-cell>
              <table:table-cell office:value-type="float" office:value="5622.8">
                <text:p>5622.8</text:p>
                <draw:g>
                  <svg:desc>Stream.C56:Stream.C71</svg:desc>
                </draw:g>
              </table:table-cell>
              <table:table-cell office:value-type="float" office:value="5854.5">
                <text:p>5854.5</text:p>
                <draw:g>
                  <svg:desc>Stream.D56:Stream.D71</svg:desc>
                </draw:g>
              </table:table-cell>
              <table:table-cell office:value-type="float" office:value="5588.8">
                <text:p>5588.8</text:p>
                <draw:g>
                  <svg:desc>Stream.E56:Stream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63.9">
                <text:p>11363.9</text:p>
              </table:table-cell>
              <table:table-cell office:value-type="float" office:value="11143.9">
                <text:p>11143.9</text:p>
              </table:table-cell>
              <table:table-cell office:value-type="float" office:value="11438.6">
                <text:p>11438.6</text:p>
              </table:table-cell>
              <table:table-cell office:value-type="float" office:value="10794.1">
                <text:p>1079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94.7">
                <text:p>16794.7</text:p>
              </table:table-cell>
              <table:table-cell office:value-type="float" office:value="16670.5">
                <text:p>16670.5</text:p>
              </table:table-cell>
              <table:table-cell office:value-type="float" office:value="16790">
                <text:p>16790</text:p>
              </table:table-cell>
              <table:table-cell office:value-type="float" office:value="16147.8">
                <text:p>1614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70.5">
                <text:p>22570.5</text:p>
              </table:table-cell>
              <table:table-cell office:value-type="float" office:value="21184.8">
                <text:p>21184.8</text:p>
              </table:table-cell>
              <table:table-cell office:value-type="float" office:value="21925.4">
                <text:p>21925.4</text:p>
              </table:table-cell>
              <table:table-cell office:value-type="float" office:value="21415">
                <text:p>2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79.6">
                <text:p>28779.6</text:p>
              </table:table-cell>
              <table:table-cell office:value-type="float" office:value="26031.5">
                <text:p>26031.5</text:p>
              </table:table-cell>
              <table:table-cell office:value-type="float" office:value="27465.7">
                <text:p>27465.7</text:p>
              </table:table-cell>
              <table:table-cell office:value-type="float" office:value="25996.3">
                <text:p>2599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461.6">
                <text:p>32461.6</text:p>
              </table:table-cell>
              <table:table-cell office:value-type="float" office:value="29778">
                <text:p>29778</text:p>
              </table:table-cell>
              <table:table-cell office:value-type="float" office:value="31316.8">
                <text:p>31316.8</text:p>
              </table:table-cell>
              <table:table-cell office:value-type="float" office:value="30487.8">
                <text:p>3048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165.2">
                <text:p>38165.2</text:p>
              </table:table-cell>
              <table:table-cell office:value-type="float" office:value="36425.7">
                <text:p>36425.7</text:p>
              </table:table-cell>
              <table:table-cell office:value-type="float" office:value="36411.7">
                <text:p>36411.7</text:p>
              </table:table-cell>
              <table:table-cell office:value-type="float" office:value="34353">
                <text:p>34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48.6">
                <text:p>41848.6</text:p>
              </table:table-cell>
              <table:table-cell office:value-type="float" office:value="39720.9">
                <text:p>39720.9</text:p>
              </table:table-cell>
              <table:table-cell office:value-type="float" office:value="40166">
                <text:p>40166</text:p>
              </table:table-cell>
              <table:table-cell office:value-type="float" office:value="38417.3">
                <text:p>3841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853.2">
                <text:p>45853.2</text:p>
              </table:table-cell>
              <table:table-cell office:value-type="float" office:value="43183.5">
                <text:p>43183.5</text:p>
              </table:table-cell>
              <table:table-cell office:value-type="float" office:value="44658.7">
                <text:p>44658.7</text:p>
              </table:table-cell>
              <table:table-cell office:value-type="float" office:value="42575.8">
                <text:p>4257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804.3">
                <text:p>48804.3</text:p>
              </table:table-cell>
              <table:table-cell office:value-type="float" office:value="46649.7">
                <text:p>46649.7</text:p>
              </table:table-cell>
              <table:table-cell office:value-type="float" office:value="47915.5">
                <text:p>47915.5</text:p>
              </table:table-cell>
              <table:table-cell office:value-type="float" office:value="46056.5">
                <text:p>4605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71.5">
                <text:p>53071.5</text:p>
              </table:table-cell>
              <table:table-cell office:value-type="float" office:value="49449.8">
                <text:p>49449.8</text:p>
              </table:table-cell>
              <table:table-cell office:value-type="float" office:value="53348.8">
                <text:p>53348.8</text:p>
              </table:table-cell>
              <table:table-cell office:value-type="float" office:value="50581.8">
                <text:p>5058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14.9">
                <text:p>55014.9</text:p>
              </table:table-cell>
              <table:table-cell office:value-type="float" office:value="52351.1">
                <text:p>52351.1</text:p>
              </table:table-cell>
              <table:table-cell office:value-type="float" office:value="55455.5">
                <text:p>55455.5</text:p>
              </table:table-cell>
              <table:table-cell office:value-type="float" office:value="54710.7">
                <text:p>5471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177.8">
                <text:p>56177.8</text:p>
              </table:table-cell>
              <table:table-cell office:value-type="float" office:value="53718.5">
                <text:p>53718.5</text:p>
              </table:table-cell>
              <table:table-cell office:value-type="float" office:value="58583.8">
                <text:p>58583.8</text:p>
              </table:table-cell>
              <table:table-cell office:value-type="float" office:value="56697.3">
                <text:p>5669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687.8">
                <text:p>58687.8</text:p>
              </table:table-cell>
              <table:table-cell office:value-type="float" office:value="56063.3">
                <text:p>56063.3</text:p>
              </table:table-cell>
              <table:table-cell office:value-type="float" office:value="62039.8">
                <text:p>62039.8</text:p>
              </table:table-cell>
              <table:table-cell office:value-type="float" office:value="60188">
                <text:p>60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519.2">
                <text:p>61519.2</text:p>
              </table:table-cell>
              <table:table-cell office:value-type="float" office:value="59351.6">
                <text:p>59351.6</text:p>
              </table:table-cell>
              <table:table-cell office:value-type="float" office:value="65279.7">
                <text:p>65279.7</text:p>
              </table:table-cell>
              <table:table-cell office:value-type="float" office:value="63439.9">
                <text:p>6343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890.2">
                <text:p>62890.2</text:p>
              </table:table-cell>
              <table:table-cell office:value-type="float" office:value="59985.6">
                <text:p>59985.6</text:p>
              </table:table-cell>
              <table:table-cell office:value-type="float" office:value="65778.8">
                <text:p>65778.8</text:p>
              </table:table-cell>
              <table:table-cell office:value-type="float" office:value="64030.7">
                <text:p>6403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84cm" svg:height="8.879cm" xlink:href=".." xlink:type="simple" chart:class="chart:line" chart:style-name="ch1">
        <chart:legend chart:legend-position="end" svg:x="12.932cm" svg:y="3.499cm" style:legend-expansion="high" chart:style-name="ch2"/>
        <chart:plot-area chart:style-name="ch3" table:cell-range-address="Stream_2.B9:Stream_2.E40" svg:x="0.315cm" svg:y="0.177cm" svg:width="12.302cm" svg:height="8.525cm">
          <chartooo:coordinate-region svg:x="1.677cm" svg:y="0.351cm" svg:width="10.94cm" svg:height="7.59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ream_2.B9:Stream_2.B40" chart:class="chart:line">
            <chart:data-point chart:repeated="32"/>
          </chart:series>
          <chart:series chart:style-name="ch7" chart:values-cell-range-address="Stream_2.C9:Stream_2.C40" chart:class="chart:line">
            <chart:data-point chart:repeated="32"/>
          </chart:series>
          <chart:series chart:style-name="ch8" chart:values-cell-range-address="Stream_2.D9:Stream_2.D40" chart:class="chart:line">
            <chart:data-point chart:repeated="32"/>
          </chart:series>
          <chart:series chart:style-name="ch9" chart:values-cell-range-address="Stream_2.E9:Stream_2.E40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25.3">
                <text:p>10825.3</text:p>
                <draw:g>
                  <svg:desc>Stream_2.B9:Stream_2.B40</svg:desc>
                </draw:g>
              </table:table-cell>
              <table:table-cell office:value-type="float" office:value="11298">
                <text:p>11298</text:p>
                <draw:g>
                  <svg:desc>Stream_2.C9:Stream_2.C40</svg:desc>
                </draw:g>
              </table:table-cell>
              <table:table-cell office:value-type="float" office:value="12023.3">
                <text:p>12023.3</text:p>
                <draw:g>
                  <svg:desc>Stream_2.D9:Stream_2.D40</svg:desc>
                </draw:g>
              </table:table-cell>
              <table:table-cell office:value-type="float" office:value="12317.2">
                <text:p>12317.2</text:p>
                <draw:g>
                  <svg:desc>Stream_2.E9:Stream_2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00.7">
                <text:p>21800.7</text:p>
              </table:table-cell>
              <table:table-cell office:value-type="float" office:value="22483">
                <text:p>22483</text:p>
              </table:table-cell>
              <table:table-cell office:value-type="float" office:value="24152.2">
                <text:p>24152.2</text:p>
              </table:table-cell>
              <table:table-cell office:value-type="float" office:value="24460.9">
                <text:p>2446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53">
                <text:p>33053</text:p>
              </table:table-cell>
              <table:table-cell office:value-type="float" office:value="34427.2">
                <text:p>34427.2</text:p>
              </table:table-cell>
              <table:table-cell office:value-type="float" office:value="36136.9">
                <text:p>36136.9</text:p>
              </table:table-cell>
              <table:table-cell office:value-type="float" office:value="35641.7">
                <text:p>3564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416.8">
                <text:p>43416.8</text:p>
              </table:table-cell>
              <table:table-cell office:value-type="float" office:value="45405.5">
                <text:p>45405.5</text:p>
              </table:table-cell>
              <table:table-cell office:value-type="float" office:value="47382.1">
                <text:p>47382.1</text:p>
              </table:table-cell>
              <table:table-cell office:value-type="float" office:value="47496.6">
                <text:p>4749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338.1">
                <text:p>56338.1</text:p>
              </table:table-cell>
              <table:table-cell office:value-type="float" office:value="58353.5">
                <text:p>58353.5</text:p>
              </table:table-cell>
              <table:table-cell office:value-type="float" office:value="61357.6">
                <text:p>61357.6</text:p>
              </table:table-cell>
              <table:table-cell office:value-type="float" office:value="61246.4">
                <text:p>61246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710.5">
                <text:p>68710.5</text:p>
              </table:table-cell>
              <table:table-cell office:value-type="float" office:value="72040">
                <text:p>72040</text:p>
              </table:table-cell>
              <table:table-cell office:value-type="float" office:value="73390.1">
                <text:p>73390.1</text:p>
              </table:table-cell>
              <table:table-cell office:value-type="float" office:value="73635.4">
                <text:p>7363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477.7">
                <text:p>77477.7</text:p>
              </table:table-cell>
              <table:table-cell office:value-type="float" office:value="78632.4">
                <text:p>78632.4</text:p>
              </table:table-cell>
              <table:table-cell office:value-type="float" office:value="84712.7">
                <text:p>84712.7</text:p>
              </table:table-cell>
              <table:table-cell office:value-type="float" office:value="84892.8">
                <text:p>8489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506.1">
                <text:p>88506.1</text:p>
              </table:table-cell>
              <table:table-cell office:value-type="float" office:value="89872.7">
                <text:p>89872.7</text:p>
              </table:table-cell>
              <table:table-cell office:value-type="float" office:value="96875.5">
                <text:p>96875.5</text:p>
              </table:table-cell>
              <table:table-cell office:value-type="float" office:value="96844.7">
                <text:p>9684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866.7">
                <text:p>86866.7</text:p>
              </table:table-cell>
              <table:table-cell office:value-type="float" office:value="87733.2">
                <text:p>87733.2</text:p>
              </table:table-cell>
              <table:table-cell office:value-type="float" office:value="97197.2">
                <text:p>97197.2</text:p>
              </table:table-cell>
              <table:table-cell office:value-type="float" office:value="97652.7">
                <text:p>9765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495.6">
                <text:p>96495.6</text:p>
              </table:table-cell>
              <table:table-cell office:value-type="float" office:value="97543.4">
                <text:p>97543.4</text:p>
              </table:table-cell>
              <table:table-cell office:value-type="float" office:value="108063.5">
                <text:p>108063.5</text:p>
              </table:table-cell>
              <table:table-cell office:value-type="float" office:value="107908.3">
                <text:p>107908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760.2">
                <text:p>93760.2</text:p>
              </table:table-cell>
              <table:table-cell office:value-type="float" office:value="94455.7">
                <text:p>94455.7</text:p>
              </table:table-cell>
              <table:table-cell office:value-type="float" office:value="105412.1">
                <text:p>105412.1</text:p>
              </table:table-cell>
              <table:table-cell office:value-type="float" office:value="105871.1">
                <text:p>10587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248.7">
                <text:p>102248.7</text:p>
              </table:table-cell>
              <table:table-cell office:value-type="float" office:value="103060.5">
                <text:p>103060.5</text:p>
              </table:table-cell>
              <table:table-cell office:value-type="float" office:value="114877">
                <text:p>114877</text:p>
              </table:table-cell>
              <table:table-cell office:value-type="float" office:value="115335.1">
                <text:p>11533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627.2">
                <text:p>99627.2</text:p>
              </table:table-cell>
              <table:table-cell office:value-type="float" office:value="100011.7">
                <text:p>100011.7</text:p>
              </table:table-cell>
              <table:table-cell office:value-type="float" office:value="112856.3">
                <text:p>112856.3</text:p>
              </table:table-cell>
              <table:table-cell office:value-type="float" office:value="113662.9">
                <text:p>11366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446.4">
                <text:p>107446.4</text:p>
              </table:table-cell>
              <table:table-cell office:value-type="float" office:value="107947.6">
                <text:p>107947.6</text:p>
              </table:table-cell>
              <table:table-cell office:value-type="float" office:value="121550.5">
                <text:p>121550.5</text:p>
              </table:table-cell>
              <table:table-cell office:value-type="float" office:value="122149.4">
                <text:p>122149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588">
                <text:p>104588</text:p>
              </table:table-cell>
              <table:table-cell office:value-type="float" office:value="105138.5">
                <text:p>105138.5</text:p>
              </table:table-cell>
              <table:table-cell office:value-type="float" office:value="119415">
                <text:p>119415</text:p>
              </table:table-cell>
              <table:table-cell office:value-type="float" office:value="120203.6">
                <text:p>120203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021.7">
                <text:p>112021.7</text:p>
              </table:table-cell>
              <table:table-cell office:value-type="float" office:value="112312.3">
                <text:p>112312.3</text:p>
              </table:table-cell>
              <table:table-cell office:value-type="float" office:value="127979.2">
                <text:p>127979.2</text:p>
              </table:table-cell>
              <table:table-cell office:value-type="float" office:value="128308.7">
                <text:p>128308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229.6">
                <text:p>110229.6</text:p>
              </table:table-cell>
              <table:table-cell office:value-type="float" office:value="110520">
                <text:p>110520</text:p>
              </table:table-cell>
              <table:table-cell office:value-type="float" office:value="126409">
                <text:p>126409</text:p>
              </table:table-cell>
              <table:table-cell office:value-type="float" office:value="127003.9">
                <text:p>127003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6763.9">
                <text:p>116763.9</text:p>
              </table:table-cell>
              <table:table-cell office:value-type="float" office:value="117034.7">
                <text:p>117034.7</text:p>
              </table:table-cell>
              <table:table-cell office:value-type="float" office:value="133898.2">
                <text:p>133898.2</text:p>
              </table:table-cell>
              <table:table-cell office:value-type="float" office:value="134040.8">
                <text:p>13404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629.8">
                <text:p>114629.8</text:p>
              </table:table-cell>
              <table:table-cell office:value-type="float" office:value="114934.1">
                <text:p>114934.1</text:p>
              </table:table-cell>
              <table:table-cell office:value-type="float" office:value="131846.3">
                <text:p>131846.3</text:p>
              </table:table-cell>
              <table:table-cell office:value-type="float" office:value="132123.1">
                <text:p>132123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690.7">
                <text:p>120690.7</text:p>
              </table:table-cell>
              <table:table-cell office:value-type="float" office:value="121001.9">
                <text:p>121001.9</text:p>
              </table:table-cell>
              <table:table-cell office:value-type="float" office:value="138689.1">
                <text:p>138689.1</text:p>
              </table:table-cell>
              <table:table-cell office:value-type="float" office:value="138689.1">
                <text:p>138689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8332.7">
                <text:p>118332.7</text:p>
              </table:table-cell>
              <table:table-cell office:value-type="float" office:value="118546">
                <text:p>118546</text:p>
              </table:table-cell>
              <table:table-cell office:value-type="float" office:value="135593.6">
                <text:p>135593.6</text:p>
              </table:table-cell>
              <table:table-cell office:value-type="float" office:value="135877.2">
                <text:p>135877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023">
                <text:p>124023</text:p>
              </table:table-cell>
              <table:table-cell office:value-type="float" office:value="124291.8">
                <text:p>124291.8</text:p>
              </table:table-cell>
              <table:table-cell office:value-type="float" office:value="141893.2">
                <text:p>141893.2</text:p>
              </table:table-cell>
              <table:table-cell office:value-type="float" office:value="141969.2">
                <text:p>14196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65.2">
                <text:p>121065.2</text:p>
              </table:table-cell>
              <table:table-cell office:value-type="float" office:value="121093.6">
                <text:p>121093.6</text:p>
              </table:table-cell>
              <table:table-cell office:value-type="float" office:value="137972.4">
                <text:p>137972.4</text:p>
              </table:table-cell>
              <table:table-cell office:value-type="float" office:value="137945.9">
                <text:p>137945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491.6">
                <text:p>126491.6</text:p>
              </table:table-cell>
              <table:table-cell office:value-type="float" office:value="126673.1">
                <text:p>126673.1</text:p>
              </table:table-cell>
              <table:table-cell office:value-type="float" office:value="144196.1">
                <text:p>144196.1</text:p>
              </table:table-cell>
              <table:table-cell office:value-type="float" office:value="144282.9">
                <text:p>144282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448.1">
                <text:p>123448.1</text:p>
              </table:table-cell>
              <table:table-cell office:value-type="float" office:value="123448.1">
                <text:p>123448.1</text:p>
              </table:table-cell>
              <table:table-cell office:value-type="float" office:value="139899.5">
                <text:p>139899.5</text:p>
              </table:table-cell>
              <table:table-cell office:value-type="float" office:value="139983.2">
                <text:p>13998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452.8">
                <text:p>128452.8</text:p>
              </table:table-cell>
              <table:table-cell office:value-type="float" office:value="128462.6">
                <text:p>128462.6</text:p>
              </table:table-cell>
              <table:table-cell office:value-type="float" office:value="145295">
                <text:p>145295</text:p>
              </table:table-cell>
              <table:table-cell office:value-type="float" office:value="145515.6">
                <text:p>145515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4825.8">
                <text:p>124825.8</text:p>
              </table:table-cell>
              <table:table-cell office:value-type="float" office:value="124902.5">
                <text:p>124902.5</text:p>
              </table:table-cell>
              <table:table-cell office:value-type="float" office:value="140622.6">
                <text:p>140622.6</text:p>
              </table:table-cell>
              <table:table-cell office:value-type="float" office:value="140728.8">
                <text:p>14072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396.4">
                <text:p>129396.4</text:p>
              </table:table-cell>
              <table:table-cell office:value-type="float" office:value="129523.8">
                <text:p>129523.8</text:p>
              </table:table-cell>
              <table:table-cell office:value-type="float" office:value="145665.1">
                <text:p>145665.1</text:p>
              </table:table-cell>
              <table:table-cell office:value-type="float" office:value="145886.7">
                <text:p>145886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636.7">
                <text:p>125636.7</text:p>
              </table:table-cell>
              <table:table-cell office:value-type="float" office:value="125676.7">
                <text:p>125676.7</text:p>
              </table:table-cell>
              <table:table-cell office:value-type="float" office:value="140979.1">
                <text:p>140979.1</text:p>
              </table:table-cell>
              <table:table-cell office:value-type="float" office:value="141119.4">
                <text:p>141119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724.1">
                <text:p>129724.1</text:p>
              </table:table-cell>
              <table:table-cell office:value-type="float" office:value="129965.3">
                <text:p>129965.3</text:p>
              </table:table-cell>
              <table:table-cell office:value-type="float" office:value="145509.2">
                <text:p>145509.2</text:p>
              </table:table-cell>
              <table:table-cell office:value-type="float" office:value="145977.7">
                <text:p>145977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6234.6">
                <text:p>126234.6</text:p>
              </table:table-cell>
              <table:table-cell office:value-type="float" office:value="126092.3">
                <text:p>126092.3</text:p>
              </table:table-cell>
              <table:table-cell office:value-type="float" office:value="141192.6">
                <text:p>141192.6</text:p>
              </table:table-cell>
              <table:table-cell office:value-type="float" office:value="141359.2">
                <text:p>141359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796.8">
                <text:p>129796.8</text:p>
              </table:table-cell>
              <table:table-cell office:value-type="float" office:value="128585.7">
                <text:p>128585.7</text:p>
              </table:table-cell>
              <table:table-cell office:value-type="float" office:value="144014.6">
                <text:p>144014.6</text:p>
              </table:table-cell>
              <table:table-cell office:value-type="float" office:value="144134.2">
                <text:p>144134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41cm" svg:height="8.348cm" xlink:href=".." xlink:type="simple" chart:class="chart:line" chart:style-name="ch1">
        <chart:legend chart:legend-position="end" svg:x="12.624cm" svg:y="3.234cm" style:legend-expansion="high" chart:style-name="ch2"/>
        <chart:plot-area chart:style-name="ch3" table:cell-range-address="Backup_stream.B43:Backup_stream.E59" chart:data-source-has-labels="row" svg:x="0.296cm" svg:y="0.166cm" svg:width="12.032cm" svg:height="8.016cm">
          <chartooo:coordinate-region svg:x="1.473cm" svg:y="0.339cm" svg:width="10.669cm" svg:height="7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ackup_stream.B44:Backup_stream.B59" chart:label-cell-address="Backup_stream.B43:Backup_stream.B43" chart:class="chart:line">
            <chart:data-point chart:repeated="16"/>
          </chart:series>
          <chart:series chart:style-name="ch7" chart:values-cell-range-address="Backup_stream.C44:Backup_stream.C59" chart:label-cell-address="Backup_stream.C43:Backup_stream.C43" chart:class="chart:line">
            <chart:data-point chart:repeated="16"/>
          </chart:series>
          <chart:series chart:style-name="ch8" chart:values-cell-range-address="Backup_stream.D44:Backup_stream.D59" chart:label-cell-address="Backup_stream.D43:Backup_stream.D43" chart:class="chart:line">
            <chart:data-point chart:repeated="16"/>
          </chart:series>
          <chart:series chart:style-name="ch9" chart:values-cell-range-address="Backup_stream.E44:Backup_stream.E59" chart:label-cell-address="Backup_stream.E43:Backup_stream.E43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Backup_stream.B43:Backup_stream.B43</svg:desc>
                </draw:g>
              </table:table-cell>
              <table:table-cell office:value-type="string">
                <text:p>Scale</text:p>
                <draw:g>
                  <svg:desc>Backup_stream.C43:Backup_stream.C43</svg:desc>
                </draw:g>
              </table:table-cell>
              <table:table-cell office:value-type="string">
                <text:p>Add</text:p>
                <draw:g>
                  <svg:desc>Backup_stream.D43:Backup_stream.D43</svg:desc>
                </draw:g>
              </table:table-cell>
              <table:table-cell office:value-type="string">
                <text:p>Triad</text:p>
                <draw:g>
                  <svg:desc>Backup_stream.E43:Backup_stream.E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83.3">
                <text:p>5983.3</text:p>
                <draw:g>
                  <svg:desc>Backup_stream.B44:Backup_stream.B59</svg:desc>
                </draw:g>
              </table:table-cell>
              <table:table-cell office:value-type="float" office:value="5622.8">
                <text:p>5622.8</text:p>
                <draw:g>
                  <svg:desc>Backup_stream.C44:Backup_stream.C59</svg:desc>
                </draw:g>
              </table:table-cell>
              <table:table-cell office:value-type="float" office:value="5854.5">
                <text:p>5854.5</text:p>
                <draw:g>
                  <svg:desc>Backup_stream.D44:Backup_stream.D59</svg:desc>
                </draw:g>
              </table:table-cell>
              <table:table-cell office:value-type="float" office:value="5588.8">
                <text:p>5588.8</text:p>
                <draw:g>
                  <svg:desc>Backup_stream.E44:Backup_stream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63.9">
                <text:p>11363.9</text:p>
              </table:table-cell>
              <table:table-cell office:value-type="float" office:value="11143.9">
                <text:p>11143.9</text:p>
              </table:table-cell>
              <table:table-cell office:value-type="float" office:value="11438.6">
                <text:p>11438.6</text:p>
              </table:table-cell>
              <table:table-cell office:value-type="float" office:value="10794.1">
                <text:p>1079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94.7">
                <text:p>16794.7</text:p>
              </table:table-cell>
              <table:table-cell office:value-type="float" office:value="16670.5">
                <text:p>16670.5</text:p>
              </table:table-cell>
              <table:table-cell office:value-type="float" office:value="16790">
                <text:p>16790</text:p>
              </table:table-cell>
              <table:table-cell office:value-type="float" office:value="16147.8">
                <text:p>1614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70.5">
                <text:p>22570.5</text:p>
              </table:table-cell>
              <table:table-cell office:value-type="float" office:value="21184.8">
                <text:p>21184.8</text:p>
              </table:table-cell>
              <table:table-cell office:value-type="float" office:value="21925.4">
                <text:p>21925.4</text:p>
              </table:table-cell>
              <table:table-cell office:value-type="float" office:value="21415">
                <text:p>2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79.6">
                <text:p>28779.6</text:p>
              </table:table-cell>
              <table:table-cell office:value-type="float" office:value="26031.5">
                <text:p>26031.5</text:p>
              </table:table-cell>
              <table:table-cell office:value-type="float" office:value="27465.7">
                <text:p>27465.7</text:p>
              </table:table-cell>
              <table:table-cell office:value-type="float" office:value="25996.3">
                <text:p>2599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461.6">
                <text:p>32461.6</text:p>
              </table:table-cell>
              <table:table-cell office:value-type="float" office:value="29778">
                <text:p>29778</text:p>
              </table:table-cell>
              <table:table-cell office:value-type="float" office:value="31316.8">
                <text:p>31316.8</text:p>
              </table:table-cell>
              <table:table-cell office:value-type="float" office:value="30487.8">
                <text:p>3048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165.2">
                <text:p>38165.2</text:p>
              </table:table-cell>
              <table:table-cell office:value-type="float" office:value="36425.7">
                <text:p>36425.7</text:p>
              </table:table-cell>
              <table:table-cell office:value-type="float" office:value="36411.7">
                <text:p>36411.7</text:p>
              </table:table-cell>
              <table:table-cell office:value-type="float" office:value="34353">
                <text:p>34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48.6">
                <text:p>41848.6</text:p>
              </table:table-cell>
              <table:table-cell office:value-type="float" office:value="39720.9">
                <text:p>39720.9</text:p>
              </table:table-cell>
              <table:table-cell office:value-type="float" office:value="40166">
                <text:p>40166</text:p>
              </table:table-cell>
              <table:table-cell office:value-type="float" office:value="38417.3">
                <text:p>3841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853.2">
                <text:p>45853.2</text:p>
              </table:table-cell>
              <table:table-cell office:value-type="float" office:value="43183.5">
                <text:p>43183.5</text:p>
              </table:table-cell>
              <table:table-cell office:value-type="float" office:value="44658.7">
                <text:p>44658.7</text:p>
              </table:table-cell>
              <table:table-cell office:value-type="float" office:value="42575.8">
                <text:p>4257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804.3">
                <text:p>48804.3</text:p>
              </table:table-cell>
              <table:table-cell office:value-type="float" office:value="46649.7">
                <text:p>46649.7</text:p>
              </table:table-cell>
              <table:table-cell office:value-type="float" office:value="47915.5">
                <text:p>47915.5</text:p>
              </table:table-cell>
              <table:table-cell office:value-type="float" office:value="46056.5">
                <text:p>4605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71.5">
                <text:p>53071.5</text:p>
              </table:table-cell>
              <table:table-cell office:value-type="float" office:value="49449.8">
                <text:p>49449.8</text:p>
              </table:table-cell>
              <table:table-cell office:value-type="float" office:value="53348.8">
                <text:p>53348.8</text:p>
              </table:table-cell>
              <table:table-cell office:value-type="float" office:value="50581.8">
                <text:p>5058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14.9">
                <text:p>55014.9</text:p>
              </table:table-cell>
              <table:table-cell office:value-type="float" office:value="52351.1">
                <text:p>52351.1</text:p>
              </table:table-cell>
              <table:table-cell office:value-type="float" office:value="55455.5">
                <text:p>55455.5</text:p>
              </table:table-cell>
              <table:table-cell office:value-type="float" office:value="54710.7">
                <text:p>5471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177.8">
                <text:p>56177.8</text:p>
              </table:table-cell>
              <table:table-cell office:value-type="float" office:value="53718.5">
                <text:p>53718.5</text:p>
              </table:table-cell>
              <table:table-cell office:value-type="float" office:value="58583.8">
                <text:p>58583.8</text:p>
              </table:table-cell>
              <table:table-cell office:value-type="float" office:value="56697.3">
                <text:p>5669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687.8">
                <text:p>58687.8</text:p>
              </table:table-cell>
              <table:table-cell office:value-type="float" office:value="56063.3">
                <text:p>56063.3</text:p>
              </table:table-cell>
              <table:table-cell office:value-type="float" office:value="62039.8">
                <text:p>62039.8</text:p>
              </table:table-cell>
              <table:table-cell office:value-type="float" office:value="60188">
                <text:p>60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519.2">
                <text:p>61519.2</text:p>
              </table:table-cell>
              <table:table-cell office:value-type="float" office:value="59351.6">
                <text:p>59351.6</text:p>
              </table:table-cell>
              <table:table-cell office:value-type="float" office:value="65279.7">
                <text:p>65279.7</text:p>
              </table:table-cell>
              <table:table-cell office:value-type="float" office:value="63439.9">
                <text:p>6343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890.2">
                <text:p>62890.2</text:p>
              </table:table-cell>
              <table:table-cell office:value-type="float" office:value="59985.6">
                <text:p>59985.6</text:p>
              </table:table-cell>
              <table:table-cell office:value-type="float" office:value="65778.8">
                <text:p>65778.8</text:p>
              </table:table-cell>
              <table:table-cell office:value-type="float" office:value="64030.7">
                <text:p>64030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56cm" style:legend-expansion="high" chart:style-name="ch2"/>
        <chart:plot-area chart:style-name="ch3" table:cell-range-address="Stream.B108:Stream.E124" chart:data-source-has-labels="row" svg:x="0.32cm" svg:y="0.18cm" svg:width="13.143cm" svg:height="8.64cm">
          <chartooo:coordinate-region svg:x="1.497cm" svg:y="0.353cm" svg:width="11.779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ream.B109:Stream.B124" chart:label-cell-address="Stream.B108:Stream.B108" chart:class="chart:line">
            <chart:data-point chart:repeated="16"/>
          </chart:series>
          <chart:series chart:style-name="ch7" chart:values-cell-range-address="Stream.C109:Stream.C124" chart:label-cell-address="Stream.C108:Stream.C108" chart:class="chart:line">
            <chart:data-point chart:repeated="16"/>
          </chart:series>
          <chart:series chart:style-name="ch8" chart:values-cell-range-address="Stream.D109:Stream.D124" chart:label-cell-address="Stream.D108:Stream.D108" chart:class="chart:line">
            <chart:data-point chart:repeated="16"/>
          </chart:series>
          <chart:series chart:style-name="ch9" chart:values-cell-range-address="Stream.E109:Stream.E124" chart:label-cell-address="Stream.E108:Stream.E108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Stream.B108:Stream.B108</svg:desc>
                </draw:g>
              </table:table-cell>
              <table:table-cell office:value-type="string">
                <text:p>Scale</text:p>
                <draw:g>
                  <svg:desc>Stream.C108:Stream.C108</svg:desc>
                </draw:g>
              </table:table-cell>
              <table:table-cell office:value-type="string">
                <text:p>Add</text:p>
                <draw:g>
                  <svg:desc>Stream.D108:Stream.D108</svg:desc>
                </draw:g>
              </table:table-cell>
              <table:table-cell office:value-type="string">
                <text:p>Triad</text:p>
                <draw:g>
                  <svg:desc>Stream.E108:Stream.E1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78.6">
                <text:p>5978.6</text:p>
                <draw:g>
                  <svg:desc>Stream.B109:Stream.B124</svg:desc>
                </draw:g>
              </table:table-cell>
              <table:table-cell office:value-type="float" office:value="5664.7">
                <text:p>5664.7</text:p>
                <draw:g>
                  <svg:desc>Stream.C109:Stream.C124</svg:desc>
                </draw:g>
              </table:table-cell>
              <table:table-cell office:value-type="float" office:value="5867.1">
                <text:p>5867.1</text:p>
                <draw:g>
                  <svg:desc>Stream.D109:Stream.D124</svg:desc>
                </draw:g>
              </table:table-cell>
              <table:table-cell office:value-type="float" office:value="5607.7">
                <text:p>5607.7</text:p>
                <draw:g>
                  <svg:desc>Stream.E109:Stream.E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93.2">
                <text:p>11793.2</text:p>
              </table:table-cell>
              <table:table-cell office:value-type="float" office:value="11026.5">
                <text:p>11026.5</text:p>
              </table:table-cell>
              <table:table-cell office:value-type="float" office:value="10886.8">
                <text:p>10886.8</text:p>
              </table:table-cell>
              <table:table-cell office:value-type="float" office:value="11017.8">
                <text:p>1101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75">
                <text:p>16975</text:p>
              </table:table-cell>
              <table:table-cell office:value-type="float" office:value="16445">
                <text:p>16445</text:p>
              </table:table-cell>
              <table:table-cell office:value-type="float" office:value="16913.9">
                <text:p>16913.9</text:p>
              </table:table-cell>
              <table:table-cell office:value-type="float" office:value="16451.7">
                <text:p>1645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955.5">
                <text:p>22955.5</text:p>
              </table:table-cell>
              <table:table-cell office:value-type="float" office:value="21828.4">
                <text:p>21828.4</text:p>
              </table:table-cell>
              <table:table-cell office:value-type="float" office:value="22008.6">
                <text:p>22008.6</text:p>
              </table:table-cell>
              <table:table-cell office:value-type="float" office:value="21714.9">
                <text:p>2171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66.7">
                <text:p>26766.7</text:p>
              </table:table-cell>
              <table:table-cell office:value-type="float" office:value="26099.5">
                <text:p>26099.5</text:p>
              </table:table-cell>
              <table:table-cell office:value-type="float" office:value="26831.5">
                <text:p>26831.5</text:p>
              </table:table-cell>
              <table:table-cell office:value-type="float" office:value="26200.9">
                <text:p>2620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903.4">
                <text:p>32903.4</text:p>
              </table:table-cell>
              <table:table-cell office:value-type="float" office:value="29923.4">
                <text:p>29923.4</text:p>
              </table:table-cell>
              <table:table-cell office:value-type="float" office:value="32541">
                <text:p>32541</text:p>
              </table:table-cell>
              <table:table-cell office:value-type="float" office:value="30661.5">
                <text:p>3066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246.7">
                <text:p>36246.7</text:p>
              </table:table-cell>
              <table:table-cell office:value-type="float" office:value="34912.3">
                <text:p>34912.3</text:p>
              </table:table-cell>
              <table:table-cell office:value-type="float" office:value="37132.2">
                <text:p>37132.2</text:p>
              </table:table-cell>
              <table:table-cell office:value-type="float" office:value="34801.7">
                <text:p>3480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105.1">
                <text:p>42105.1</text:p>
              </table:table-cell>
              <table:table-cell office:value-type="float" office:value="40335.9">
                <text:p>40335.9</text:p>
              </table:table-cell>
              <table:table-cell office:value-type="float" office:value="40064">
                <text:p>40064</text:p>
              </table:table-cell>
              <table:table-cell office:value-type="float" office:value="38627.5">
                <text:p>3862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203">
                <text:p>45203</text:p>
              </table:table-cell>
              <table:table-cell office:value-type="float" office:value="42949.7">
                <text:p>42949.7</text:p>
              </table:table-cell>
              <table:table-cell office:value-type="float" office:value="44213.6">
                <text:p>44213.6</text:p>
              </table:table-cell>
              <table:table-cell office:value-type="float" office:value="41792.9">
                <text:p>4179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17.3">
                <text:p>49717.3</text:p>
              </table:table-cell>
              <table:table-cell office:value-type="float" office:value="47414.4">
                <text:p>47414.4</text:p>
              </table:table-cell>
              <table:table-cell office:value-type="float" office:value="48824">
                <text:p>48824</text:p>
              </table:table-cell>
              <table:table-cell office:value-type="float" office:value="46528">
                <text:p>46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303.5">
                <text:p>54303.5</text:p>
              </table:table-cell>
              <table:table-cell office:value-type="float" office:value="50398.3">
                <text:p>50398.3</text:p>
              </table:table-cell>
              <table:table-cell office:value-type="float" office:value="51597.3">
                <text:p>51597.3</text:p>
              </table:table-cell>
              <table:table-cell office:value-type="float" office:value="50614.8">
                <text:p>5061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677.2">
                <text:p>55677.2</text:p>
              </table:table-cell>
              <table:table-cell office:value-type="float" office:value="52697.2">
                <text:p>52697.2</text:p>
              </table:table-cell>
              <table:table-cell office:value-type="float" office:value="56328.7">
                <text:p>56328.7</text:p>
              </table:table-cell>
              <table:table-cell office:value-type="float" office:value="55122.9">
                <text:p>55122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150.9">
                <text:p>57150.9</text:p>
              </table:table-cell>
              <table:table-cell office:value-type="float" office:value="54237.3">
                <text:p>54237.3</text:p>
              </table:table-cell>
              <table:table-cell office:value-type="float" office:value="59005.8">
                <text:p>59005.8</text:p>
              </table:table-cell>
              <table:table-cell office:value-type="float" office:value="56993.6">
                <text:p>5699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250">
                <text:p>60250</text:p>
              </table:table-cell>
              <table:table-cell office:value-type="float" office:value="57385">
                <text:p>57385</text:p>
              </table:table-cell>
              <table:table-cell office:value-type="float" office:value="62426.9">
                <text:p>62426.9</text:p>
              </table:table-cell>
              <table:table-cell office:value-type="float" office:value="60451.9">
                <text:p>60451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876.6">
                <text:p>61876.6</text:p>
              </table:table-cell>
              <table:table-cell office:value-type="float" office:value="59772.9">
                <text:p>59772.9</text:p>
              </table:table-cell>
              <table:table-cell office:value-type="float" office:value="65647.5">
                <text:p>65647.5</text:p>
              </table:table-cell>
              <table:table-cell office:value-type="float" office:value="62392.8">
                <text:p>6239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539.1">
                <text:p>62539.1</text:p>
              </table:table-cell>
              <table:table-cell office:value-type="float" office:value="60875.8">
                <text:p>60875.8</text:p>
              </table:table-cell>
              <table:table-cell office:value-type="float" office:value="65841.6">
                <text:p>65841.6</text:p>
              </table:table-cell>
              <table:table-cell office:value-type="float" office:value="63841.9">
                <text:p>63841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56cm" style:legend-expansion="high" chart:style-name="ch2"/>
        <chart:plot-area chart:style-name="ch3" table:cell-range-address="Stream_2.B107:Stream_2.E139" chart:data-source-has-labels="row" svg:x="0.32cm" svg:y="0.18cm" svg:width="13.143cm" svg:height="8.64cm">
          <chartooo:coordinate-region svg:x="2.159cm" svg:y="0.354cm" svg:width="11.304cm" svg:height="7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ream_2.B108:Stream_2.B139" chart:label-cell-address="Stream_2.B107:Stream_2.B107" chart:class="chart:line">
            <chart:data-point chart:repeated="32"/>
          </chart:series>
          <chart:series chart:style-name="ch8" chart:values-cell-range-address="Stream_2.C108:Stream_2.C139" chart:label-cell-address="Stream_2.C107:Stream_2.C107" chart:class="chart:line">
            <chart:data-point chart:repeated="32"/>
          </chart:series>
          <chart:series chart:style-name="ch9" chart:values-cell-range-address="Stream_2.D108:Stream_2.D139" chart:label-cell-address="Stream_2.D107:Stream_2.D107" chart:class="chart:line">
            <chart:data-point chart:repeated="32"/>
          </chart:series>
          <chart:series chart:style-name="ch10" chart:values-cell-range-address="Stream_2.E108:Stream_2.E139" chart:label-cell-address="Stream_2.E107:Stream_2.E107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py</text:p>
                <draw:g>
                  <svg:desc>Stream_2.B107:Stream_2.B107</svg:desc>
                </draw:g>
              </table:table-cell>
              <table:table-cell office:value-type="string">
                <text:p>Scale</text:p>
                <draw:g>
                  <svg:desc>Stream_2.C107:Stream_2.C107</svg:desc>
                </draw:g>
              </table:table-cell>
              <table:table-cell office:value-type="string">
                <text:p>Add</text:p>
                <draw:g>
                  <svg:desc>Stream_2.D107:Stream_2.D107</svg:desc>
                </draw:g>
              </table:table-cell>
              <table:table-cell office:value-type="string">
                <text:p>Triad</text:p>
                <draw:g>
                  <svg:desc>Stream_2.E107:Stream_2.E10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79.3">
                <text:p>5979.3</text:p>
                <draw:g>
                  <svg:desc>Stream_2.B108:Stream_2.B139</svg:desc>
                </draw:g>
              </table:table-cell>
              <table:table-cell office:value-type="float" office:value="5997.2">
                <text:p>5997.2</text:p>
                <draw:g>
                  <svg:desc>Stream_2.C108:Stream_2.C139</svg:desc>
                </draw:g>
              </table:table-cell>
              <table:table-cell office:value-type="float" office:value="6152.1">
                <text:p>6152.1</text:p>
                <draw:g>
                  <svg:desc>Stream_2.D108:Stream_2.D139</svg:desc>
                </draw:g>
              </table:table-cell>
              <table:table-cell office:value-type="float" office:value="5583.6">
                <text:p>5583.6</text:p>
                <draw:g>
                  <svg:desc>Stream_2.E108:Stream_2.E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69.7">
                <text:p>11469.7</text:p>
              </table:table-cell>
              <table:table-cell office:value-type="float" office:value="10452.1">
                <text:p>10452.1</text:p>
              </table:table-cell>
              <table:table-cell office:value-type="float" office:value="10996.3">
                <text:p>10996.3</text:p>
              </table:table-cell>
              <table:table-cell office:value-type="float" office:value="10841.7">
                <text:p>1084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46.6">
                <text:p>16146.6</text:p>
              </table:table-cell>
              <table:table-cell office:value-type="float" office:value="17023.1">
                <text:p>17023.1</text:p>
              </table:table-cell>
              <table:table-cell office:value-type="float" office:value="15820.5">
                <text:p>15820.5</text:p>
              </table:table-cell>
              <table:table-cell office:value-type="float" office:value="16006.5">
                <text:p>1600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693.5">
                <text:p>22693.5</text:p>
              </table:table-cell>
              <table:table-cell office:value-type="float" office:value="19038.1">
                <text:p>19038.1</text:p>
              </table:table-cell>
              <table:table-cell office:value-type="float" office:value="20722.9">
                <text:p>20722.9</text:p>
              </table:table-cell>
              <table:table-cell office:value-type="float" office:value="21302.8">
                <text:p>2130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40">
                <text:p>25540</text:p>
              </table:table-cell>
              <table:table-cell office:value-type="float" office:value="26182.7">
                <text:p>26182.7</text:p>
              </table:table-cell>
              <table:table-cell office:value-type="float" office:value="25976">
                <text:p>25976</text:p>
              </table:table-cell>
              <table:table-cell office:value-type="float" office:value="25330.3">
                <text:p>2533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01.9">
                <text:p>33701.9</text:p>
              </table:table-cell>
              <table:table-cell office:value-type="float" office:value="29446.4">
                <text:p>29446.4</text:p>
              </table:table-cell>
              <table:table-cell office:value-type="float" office:value="32224.7">
                <text:p>32224.7</text:p>
              </table:table-cell>
              <table:table-cell office:value-type="float" office:value="31257.7">
                <text:p>3125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145">
                <text:p>34145</text:p>
              </table:table-cell>
              <table:table-cell office:value-type="float" office:value="36204">
                <text:p>36204</text:p>
              </table:table-cell>
              <table:table-cell office:value-type="float" office:value="36577.4">
                <text:p>36577.4</text:p>
              </table:table-cell>
              <table:table-cell office:value-type="float" office:value="31695.3">
                <text:p>3169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208">
                <text:p>46208</text:p>
              </table:table-cell>
              <table:table-cell office:value-type="float" office:value="37755.5">
                <text:p>37755.5</text:p>
              </table:table-cell>
              <table:table-cell office:value-type="float" office:value="37767.4">
                <text:p>37767.4</text:p>
              </table:table-cell>
              <table:table-cell office:value-type="float" office:value="38154.5">
                <text:p>3815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236.9">
                <text:p>49236.9</text:p>
              </table:table-cell>
              <table:table-cell office:value-type="float" office:value="45813.7">
                <text:p>45813.7</text:p>
              </table:table-cell>
              <table:table-cell office:value-type="float" office:value="49083.9">
                <text:p>49083.9</text:p>
              </table:table-cell>
              <table:table-cell office:value-type="float" office:value="47461.6">
                <text:p>4746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983.5">
                <text:p>52983.5</text:p>
              </table:table-cell>
              <table:table-cell office:value-type="float" office:value="49998.4">
                <text:p>49998.4</text:p>
              </table:table-cell>
              <table:table-cell office:value-type="float" office:value="53845.6">
                <text:p>53845.6</text:p>
              </table:table-cell>
              <table:table-cell office:value-type="float" office:value="52312.5">
                <text:p>5231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730.9">
                <text:p>53730.9</text:p>
              </table:table-cell>
              <table:table-cell office:value-type="float" office:value="52747.8">
                <text:p>52747.8</text:p>
              </table:table-cell>
              <table:table-cell office:value-type="float" office:value="49488.6">
                <text:p>49488.6</text:p>
              </table:table-cell>
              <table:table-cell office:value-type="float" office:value="53039.9">
                <text:p>5303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49.9">
                <text:p>50049.9</text:p>
              </table:table-cell>
              <table:table-cell office:value-type="float" office:value="57157.2">
                <text:p>57157.2</text:p>
              </table:table-cell>
              <table:table-cell office:value-type="float" office:value="63288">
                <text:p>63288</text:p>
              </table:table-cell>
              <table:table-cell office:value-type="float" office:value="61469.3">
                <text:p>61469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528.1">
                <text:p>68528.1</text:p>
              </table:table-cell>
              <table:table-cell office:value-type="float" office:value="62337">
                <text:p>62337</text:p>
              </table:table-cell>
              <table:table-cell office:value-type="float" office:value="68409.1">
                <text:p>68409.1</text:p>
              </table:table-cell>
              <table:table-cell office:value-type="float" office:value="61243.4">
                <text:p>61243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638.4">
                <text:p>64638.4</text:p>
              </table:table-cell>
              <table:table-cell office:value-type="float" office:value="66020.2">
                <text:p>66020.2</text:p>
              </table:table-cell>
              <table:table-cell office:value-type="float" office:value="68106.4">
                <text:p>68106.4</text:p>
              </table:table-cell>
              <table:table-cell office:value-type="float" office:value="70829.8">
                <text:p>7082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722.3">
                <text:p>75722.3</text:p>
              </table:table-cell>
              <table:table-cell office:value-type="float" office:value="71231">
                <text:p>71231</text:p>
              </table:table-cell>
              <table:table-cell office:value-type="float" office:value="76331.2">
                <text:p>76331.2</text:p>
              </table:table-cell>
              <table:table-cell office:value-type="float" office:value="71968.2">
                <text:p>71968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617.3">
                <text:p>75617.3</text:p>
              </table:table-cell>
              <table:table-cell office:value-type="float" office:value="66766.4">
                <text:p>66766.4</text:p>
              </table:table-cell>
              <table:table-cell office:value-type="float" office:value="73414.7">
                <text:p>73414.7</text:p>
              </table:table-cell>
              <table:table-cell office:value-type="float" office:value="76287.8">
                <text:p>7628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835.6">
                <text:p>74835.6</text:p>
              </table:table-cell>
              <table:table-cell office:value-type="float" office:value="73331">
                <text:p>73331</text:p>
              </table:table-cell>
              <table:table-cell office:value-type="float" office:value="81874.7">
                <text:p>81874.7</text:p>
              </table:table-cell>
              <table:table-cell office:value-type="float" office:value="72470.2">
                <text:p>7247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311.9">
                <text:p>74311.9</text:p>
              </table:table-cell>
              <table:table-cell office:value-type="float" office:value="71712.8">
                <text:p>71712.8</text:p>
              </table:table-cell>
              <table:table-cell office:value-type="float" office:value="75046.8">
                <text:p>75046.8</text:p>
              </table:table-cell>
              <table:table-cell office:value-type="float" office:value="71107">
                <text:p>71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529.7">
                <text:p>76529.7</text:p>
              </table:table-cell>
              <table:table-cell office:value-type="float" office:value="75001.2">
                <text:p>75001.2</text:p>
              </table:table-cell>
              <table:table-cell office:value-type="float" office:value="78820.5">
                <text:p>78820.5</text:p>
              </table:table-cell>
              <table:table-cell office:value-type="float" office:value="77043.9">
                <text:p>7704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336.3">
                <text:p>75336.3</text:p>
              </table:table-cell>
              <table:table-cell office:value-type="float" office:value="76024.2">
                <text:p>76024.2</text:p>
              </table:table-cell>
              <table:table-cell office:value-type="float" office:value="83295.4">
                <text:p>83295.4</text:p>
              </table:table-cell>
              <table:table-cell office:value-type="float" office:value="75550.4">
                <text:p>7555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661.8">
                <text:p>73661.8</text:p>
              </table:table-cell>
              <table:table-cell office:value-type="float" office:value="72906.4">
                <text:p>72906.4</text:p>
              </table:table-cell>
              <table:table-cell office:value-type="float" office:value="85858.7">
                <text:p>85858.7</text:p>
              </table:table-cell>
              <table:table-cell office:value-type="float" office:value="64570">
                <text:p>645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038.8">
                <text:p>93038.8</text:p>
              </table:table-cell>
              <table:table-cell office:value-type="float" office:value="30844">
                <text:p>30844</text:p>
              </table:table-cell>
              <table:table-cell office:value-type="float" office:value="76687.1">
                <text:p>76687.1</text:p>
              </table:table-cell>
              <table:table-cell office:value-type="float" office:value="83830.9">
                <text:p>8383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042.6">
                <text:p>84042.6</text:p>
              </table:table-cell>
              <table:table-cell office:value-type="float" office:value="65911.9">
                <text:p>65911.9</text:p>
              </table:table-cell>
              <table:table-cell office:value-type="float" office:value="86274.4">
                <text:p>86274.4</text:p>
              </table:table-cell>
              <table:table-cell office:value-type="float" office:value="74345.1">
                <text:p>74345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979.1">
                <text:p>84979.1</text:p>
              </table:table-cell>
              <table:table-cell office:value-type="float" office:value="73036.5">
                <text:p>73036.5</text:p>
              </table:table-cell>
              <table:table-cell office:value-type="float" office:value="85732.2">
                <text:p>85732.2</text:p>
              </table:table-cell>
              <table:table-cell office:value-type="float" office:value="71539.5">
                <text:p>7153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796.9">
                <text:p>92796.9</text:p>
              </table:table-cell>
              <table:table-cell office:value-type="float" office:value="74860.7">
                <text:p>74860.7</text:p>
              </table:table-cell>
              <table:table-cell office:value-type="float" office:value="88616.7">
                <text:p>88616.7</text:p>
              </table:table-cell>
              <table:table-cell office:value-type="float" office:value="91064.2">
                <text:p>91064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989.4">
                <text:p>86989.4</text:p>
              </table:table-cell>
              <table:table-cell office:value-type="float" office:value="58270.4">
                <text:p>58270.4</text:p>
              </table:table-cell>
              <table:table-cell office:value-type="float" office:value="86947.4">
                <text:p>86947.4</text:p>
              </table:table-cell>
              <table:table-cell office:value-type="float" office:value="86815.4">
                <text:p>86815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982.5">
                <text:p>72982.5</text:p>
              </table:table-cell>
              <table:table-cell office:value-type="float" office:value="74025.8">
                <text:p>74025.8</text:p>
              </table:table-cell>
              <table:table-cell office:value-type="float" office:value="89093.6">
                <text:p>89093.6</text:p>
              </table:table-cell>
              <table:table-cell office:value-type="float" office:value="89655.4">
                <text:p>89655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157">
                <text:p>85157</text:p>
              </table:table-cell>
              <table:table-cell office:value-type="float" office:value="75022.2">
                <text:p>75022.2</text:p>
              </table:table-cell>
              <table:table-cell office:value-type="float" office:value="86418.1">
                <text:p>86418.1</text:p>
              </table:table-cell>
              <table:table-cell office:value-type="float" office:value="87076">
                <text:p>87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423.2">
                <text:p>84423.2</text:p>
              </table:table-cell>
              <table:table-cell office:value-type="float" office:value="75851.5">
                <text:p>75851.5</text:p>
              </table:table-cell>
              <table:table-cell office:value-type="float" office:value="84799.1">
                <text:p>84799.1</text:p>
              </table:table-cell>
              <table:table-cell office:value-type="float" office:value="82152">
                <text:p>82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183.9">
                <text:p>84183.9</text:p>
              </table:table-cell>
              <table:table-cell office:value-type="float" office:value="75879.8">
                <text:p>75879.8</text:p>
              </table:table-cell>
              <table:table-cell office:value-type="float" office:value="90032.3">
                <text:p>90032.3</text:p>
              </table:table-cell>
              <table:table-cell office:value-type="float" office:value="67180.1">
                <text:p>6718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2474.7">
                <text:p>92474.7</text:p>
              </table:table-cell>
              <table:table-cell office:value-type="float" office:value="65005.9">
                <text:p>65005.9</text:p>
              </table:table-cell>
              <table:table-cell office:value-type="float" office:value="84326">
                <text:p>84326</text:p>
              </table:table-cell>
              <table:table-cell office:value-type="float" office:value="92343.2">
                <text:p>9234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160.7">
                <text:p>86160.7</text:p>
              </table:table-cell>
              <table:table-cell office:value-type="float" office:value="72398.3">
                <text:p>72398.3</text:p>
              </table:table-cell>
              <table:table-cell office:value-type="float" office:value="86686">
                <text:p>86686</text:p>
              </table:table-cell>
              <table:table-cell office:value-type="float" office:value="88368.6">
                <text:p>88368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5cm" svg:height="8.747cm" xlink:href=".." xlink:type="simple" chart:class="chart:line" chart:style-name="ch1">
        <chart:legend chart:legend-position="end" svg:x="12.777cm" svg:y="3.433cm" style:legend-expansion="high" chart:style-name="ch2"/>
        <chart:plot-area chart:style-name="ch3" table:cell-range-address="Pmemobj_openMP.B4:Pmemobj_openMP.E12" chart:data-source-has-labels="row" svg:x="0.311cm" svg:y="0.174cm" svg:width="12.155cm" svg:height="8.399cm">
          <chartooo:coordinate-region svg:x="1.303cm" svg:y="0.347cm" svg:width="10.884cm" svg:height="7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memobj_openMP.B5:Pmemobj_openMP.B12" chart:label-cell-address="Pmemobj_openMP.B4:Pmemobj_openMP.B4" chart:class="chart:line">
            <chart:data-point chart:repeated="8"/>
          </chart:series>
          <chart:series chart:style-name="ch7" chart:values-cell-range-address="Pmemobj_openMP.C5:Pmemobj_openMP.C12" chart:label-cell-address="Pmemobj_openMP.C4:Pmemobj_openMP.C4" chart:class="chart:line">
            <chart:data-point chart:repeated="8"/>
          </chart:series>
          <chart:series chart:style-name="ch8" chart:values-cell-range-address="Pmemobj_openMP.D5:Pmemobj_openMP.D12" chart:label-cell-address="Pmemobj_openMP.D4:Pmemobj_openMP.D4" chart:class="chart:line">
            <chart:data-point chart:repeated="8"/>
          </chart:series>
          <chart:series chart:style-name="ch9" chart:values-cell-range-address="Pmemobj_openMP.E5:Pmemobj_openMP.E12" chart:label-cell-address="Pmemobj_openMP.E4:Pmemobj_openMP.E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_DRAM</text:p>
                <draw:g>
                  <svg:desc>Pmemobj_openMP.B4:Pmemobj_openMP.B4</svg:desc>
                </draw:g>
              </table:table-cell>
              <table:table-cell office:value-type="string">
                <text:p>D_NVM</text:p>
                <draw:g>
                  <svg:desc>Pmemobj_openMP.C4:Pmemobj_openMP.C4</svg:desc>
                </draw:g>
              </table:table-cell>
              <table:table-cell office:value-type="string">
                <text:p>N_DRAM</text:p>
                <draw:g>
                  <svg:desc>Pmemobj_openMP.D4:Pmemobj_openMP.D4</svg:desc>
                </draw:g>
              </table:table-cell>
              <table:table-cell office:value-type="string">
                <text:p>N_NVM</text:p>
                <draw:g>
                  <svg:desc>Pmemobj_openMP.E4:Pmemobj_openMP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04.46">
                <text:p>10404.46</text:p>
                <draw:g>
                  <svg:desc>Pmemobj_openMP.B5:Pmemobj_openMP.B12</svg:desc>
                </draw:g>
              </table:table-cell>
              <table:table-cell office:value-type="float" office:value="6517.73">
                <text:p>6517.73</text:p>
                <draw:g>
                  <svg:desc>Pmemobj_openMP.C5:Pmemobj_openMP.C12</svg:desc>
                </draw:g>
              </table:table-cell>
              <table:table-cell office:value-type="float" office:value="10186.1">
                <text:p>10186.1</text:p>
                <draw:g>
                  <svg:desc>Pmemobj_openMP.D5:Pmemobj_openMP.D12</svg:desc>
                </draw:g>
              </table:table-cell>
              <table:table-cell office:value-type="float" office:value="6523.23">
                <text:p>6523.23</text:p>
                <draw:g>
                  <svg:desc>Pmemobj_openMP.E5:Pmemobj_openMP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5.4">
                <text:p>9905.4</text:p>
              </table:table-cell>
              <table:table-cell office:value-type="float" office:value="6200.66">
                <text:p>6200.66</text:p>
              </table:table-cell>
              <table:table-cell office:value-type="float" office:value="8640.41">
                <text:p>8640.41</text:p>
              </table:table-cell>
              <table:table-cell office:value-type="float" office:value="6204.9">
                <text:p>620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97.74">
                <text:p>9497.74</text:p>
              </table:table-cell>
              <table:table-cell office:value-type="float" office:value="5984.89">
                <text:p>5984.89</text:p>
              </table:table-cell>
              <table:table-cell office:value-type="float" office:value="8934.6">
                <text:p>8934.6</text:p>
              </table:table-cell>
              <table:table-cell office:value-type="float" office:value="5991.64">
                <text:p>5991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37.25">
                <text:p>7837.25</text:p>
              </table:table-cell>
              <table:table-cell office:value-type="float" office:value="5619.79">
                <text:p>5619.79</text:p>
              </table:table-cell>
              <table:table-cell office:value-type="float" office:value="7434.85">
                <text:p>7434.85</text:p>
              </table:table-cell>
              <table:table-cell office:value-type="float" office:value="5717.53">
                <text:p>5717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55.04">
                <text:p>6355.04</text:p>
              </table:table-cell>
              <table:table-cell office:value-type="float" office:value="5091.29">
                <text:p>5091.29</text:p>
              </table:table-cell>
              <table:table-cell office:value-type="float" office:value="5983.7">
                <text:p>5983.7</text:p>
              </table:table-cell>
              <table:table-cell office:value-type="float" office:value="5231.02">
                <text:p>5231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82.1">
                <text:p>5182.1</text:p>
              </table:table-cell>
              <table:table-cell office:value-type="float" office:value="4592.81">
                <text:p>4592.81</text:p>
              </table:table-cell>
              <table:table-cell office:value-type="float" office:value="5024.97">
                <text:p>5024.97</text:p>
              </table:table-cell>
              <table:table-cell office:value-type="float" office:value="4599.76">
                <text:p>4599.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74.49">
                <text:p>4374.49</text:p>
              </table:table-cell>
              <table:table-cell office:value-type="float" office:value="4034.5">
                <text:p>4034.5</text:p>
              </table:table-cell>
              <table:table-cell office:value-type="float" office:value="4224.82">
                <text:p>4224.82</text:p>
              </table:table-cell>
              <table:table-cell office:value-type="float" office:value="4110.52">
                <text:p>4110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1.43">
                <text:p>3711.43</text:p>
              </table:table-cell>
              <table:table-cell office:value-type="float" office:value="3555.77">
                <text:p>3555.77</text:p>
              </table:table-cell>
              <table:table-cell office:value-type="float" office:value="3629.51">
                <text:p>3629.51</text:p>
              </table:table-cell>
              <table:table-cell office:value-type="float" office:value="3638.11">
                <text:p>3638.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43cm" svg:height="8.799cm" xlink:href=".." xlink:type="simple" chart:class="chart:line" chart:style-name="ch1">
        <chart:legend chart:legend-position="end" svg:x="13.426cm" svg:y="4.126cm" style:legend-expansion="high" chart:style-name="ch2"/>
        <chart:plot-area chart:style-name="ch3" table:cell-range-address="Sheet5.B5:Sheet5.B22" chart:data-source-has-labels="row" svg:x="0.312cm" svg:y="0.175cm" svg:width="12.802cm" svg:height="8.449cm">
          <chartooo:coordinate-region svg:x="1.489cm" svg:y="0.348cm" svg:width="11.438cm" svg:height="7.68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6:Sheet5.B22" chart:label-cell-address="Sheet5.B5:Sheet5.B5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B/S</text:p>
                <draw:g>
                  <svg:desc>Sheet5.B5:Sheet5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05.12">
                <text:p>58605.12</text:p>
                <draw:g>
                  <svg:desc>Sheet5.B6:Sheet5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356.47">
                <text:p>58356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571.67">
                <text:p>5857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580.15">
                <text:p>6058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215.57">
                <text:p>61215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953.2">
                <text:p>6095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920.73">
                <text:p>59920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872.25">
                <text:p>58872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409.61">
                <text:p>59409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733.82">
                <text:p>58733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897.61">
                <text:p>58897.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797.34">
                <text:p>58797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954.8">
                <text:p>5895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453.27">
                <text:p>58453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128.12">
                <text:p>58128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849.18">
                <text:p>57849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100.63">
                <text:p>57100.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39cm" svg:y="4.005cm" style:legend-expansion="high" chart:style-name="ch2"/>
        <chart:plot-area chart:style-name="ch3" table:cell-range-address="'OpenMP_NVM-NVM'.B4:'OpenMP_NVM-NVM'.C4 'OpenMP_NVM-NVM'.B6:'OpenMP_NVM-NVM'.C21" chart:data-source-has-labels="row" svg:x="0.32cm" svg:y="0.18cm" svg:width="11.899cm" svg:height="8.64cm">
          <chartooo:coordinate-region svg:x="1.312cm" svg:y="0.354cm" svg:width="10.535cm" svg:height="7.87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penMP_NVM-NVM'.B6:'OpenMP_NVM-NVM'.B21" chart:label-cell-address="'OpenMP_NVM-NVM'.B4:'OpenMP_NVM-NVM'.B4" chart:class="chart:line">
            <chart:data-point chart:repeated="16"/>
          </chart:series>
          <chart:series chart:style-name="ch7" chart:values-cell-range-address="'OpenMP_NVM-NVM'.C6:'OpenMP_NVM-NVM'.C21" chart:label-cell-address="'OpenMP_NVM-NVM'.C4:'OpenMP_NVM-NVM'.C4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AM-DRAM</text:p>
                <draw:g>
                  <svg:desc>'OpenMP_NVM-NVM'.B4:'OpenMP_NVM-NVM'.B4</svg:desc>
                </draw:g>
              </table:table-cell>
              <table:table-cell office:value-type="string">
                <text:p>NVM-NVM</text:p>
                <draw:g>
                  <svg:desc>'OpenMP_NVM-NVM'.C4:'OpenMP_NVM-NVM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8">
                <text:p>4048</text:p>
                <draw:g>
                  <svg:desc>'OpenMP_NVM-NVM'.B6:'OpenMP_NVM-NVM'.B21</svg:desc>
                </draw:g>
              </table:table-cell>
              <table:table-cell office:value-type="float" office:value="4105">
                <text:p>4105</text:p>
                <draw:g>
                  <svg:desc>'OpenMP_NVM-NVM'.C6:'OpenMP_NVM-NVM'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9">
                <text:p>4139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97">
                <text:p>4597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7">
                <text:p>5127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82">
                <text:p>5382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02">
                <text:p>5702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60">
                <text:p>5960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27">
                <text:p>6627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21">
                <text:p>7221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96">
                <text:p>7796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94">
                <text:p>9094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48">
                <text:p>9648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62">
                <text:p>9362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07">
                <text:p>10107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51">
                <text:p>9251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013">
                <text:p>40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